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_{0</text:p>
          </table:table-cell>
          <table:table-cell table:style-name="ce1" office:value-type="string" calcext:value-type="string">
            <text:p>e_{1</text:p>
          </table:table-cell>
          <table:table-cell table:style-name="ce1" office:value-type="string" calcext:value-type="string">
            <text:p>e_{2</text:p>
          </table:table-cell>
          <table:table-cell table:style-name="ce1" office:value-type="string" calcext:value-type="string">
            <text:p>e_{3</text:p>
          </table:table-cell>
          <table:table-cell table:style-name="ce1" office:value-type="string" calcext:value-type="string">
            <text:p>e_{01</text:p>
          </table:table-cell>
          <table:table-cell table:style-name="ce1" office:value-type="string" calcext:value-type="string">
            <text:p>e_{02</text:p>
          </table:table-cell>
          <table:table-cell table:style-name="ce1" office:value-type="string" calcext:value-type="string">
            <text:p>e_{03</text:p>
          </table:table-cell>
          <table:table-cell table:style-name="ce1" office:value-type="string" calcext:value-type="string">
            <text:p>e_{12</text:p>
          </table:table-cell>
          <table:table-cell table:style-name="ce1" office:value-type="string" calcext:value-type="string">
            <text:p>e_{31</text:p>
          </table:table-cell>
          <table:table-cell table:style-name="ce1" office:value-type="string" calcext:value-type="string">
            <text:p>e_{23</text:p>
          </table:table-cell>
          <table:table-cell table:style-name="ce1" office:value-type="string" calcext:value-type="string">
            <text:p>e_{021</text:p>
          </table:table-cell>
          <table:table-cell table:style-name="ce1" office:value-type="string" calcext:value-type="string">
            <text:p>e_{013</text:p>
          </table:table-cell>
          <table:table-cell table:style-name="ce1" office:value-type="string" calcext:value-type="string">
            <text:p>e_{032</text:p>
          </table:table-cell>
          <table:table-cell table:style-name="ce1" office:value-type="string" calcext:value-type="string">
            <text:p>e_{123</text:p>
          </table:table-cell>
          <table:table-cell table:style-name="ce1" office:value-type="string" calcext:value-type="string">
            <text:p>$I$</text:p>
          </table:table-cell>
          <table:table-cell/>
          <table:table-cell table:formula="of:=&quot;$&quot;&amp;[.A1]&amp;&quot;$&quot;" office:value-type="string" office:string-value="$1$" calcext:value-type="string">
            <text:p>$1$</text:p>
          </table:table-cell>
          <table:table-cell table:formula="of:=&quot;$&quot;&amp;[.B1]&amp;&quot;}$&quot;" office:value-type="string" office:string-value="$e_{0}$" calcext:value-type="string">
            <text:p>$e_{0}$</text:p>
          </table:table-cell>
          <table:table-cell table:formula="of:=&quot;$&quot;&amp;[.C1]&amp;&quot;}$&quot;" office:value-type="string" office:string-value="$e_{1}$" calcext:value-type="string">
            <text:p>$e_{1}$</text:p>
          </table:table-cell>
          <table:table-cell table:formula="of:=&quot;$&quot;&amp;[.D1]&amp;&quot;}$&quot;" office:value-type="string" office:string-value="$e_{2}$" calcext:value-type="string">
            <text:p>$e_{2}$</text:p>
          </table:table-cell>
          <table:table-cell table:formula="of:=&quot;$&quot;&amp;[.E1]&amp;&quot;}$&quot;" office:value-type="string" office:string-value="$e_{3}$" calcext:value-type="string">
            <text:p>$e_{3}$</text:p>
          </table:table-cell>
          <table:table-cell table:formula="of:=&quot;$&quot;&amp;[.F1]&amp;&quot;}$&quot;" office:value-type="string" office:string-value="$e_{01}$" calcext:value-type="string">
            <text:p>$e_{01}$</text:p>
          </table:table-cell>
          <table:table-cell table:formula="of:=&quot;$&quot;&amp;[.G1]&amp;&quot;}$&quot;" office:value-type="string" office:string-value="$e_{02}$" calcext:value-type="string">
            <text:p>$e_{02}$</text:p>
          </table:table-cell>
          <table:table-cell table:formula="of:=&quot;$&quot;&amp;[.H1]&amp;&quot;}$&quot;" office:value-type="string" office:string-value="$e_{03}$" calcext:value-type="string">
            <text:p>$e_{03}$</text:p>
          </table:table-cell>
          <table:table-cell table:formula="of:=&quot;$&quot;&amp;[.I1]&amp;&quot;}$&quot;" office:value-type="string" office:string-value="$e_{12}$" calcext:value-type="string">
            <text:p>$e_{12}$</text:p>
          </table:table-cell>
          <table:table-cell table:formula="of:=&quot;$&quot;&amp;[.J1]&amp;&quot;}$&quot;" office:value-type="string" office:string-value="$e_{31}$" calcext:value-type="string">
            <text:p>$e_{31}$</text:p>
          </table:table-cell>
          <table:table-cell table:formula="of:=&quot;$&quot;&amp;[.K1]&amp;&quot;}$&quot;" office:value-type="string" office:string-value="$e_{23}$" calcext:value-type="string">
            <text:p>$e_{23}$</text:p>
          </table:table-cell>
          <table:table-cell table:formula="of:=&quot;$&quot;&amp;[.L1]&amp;&quot;}$&quot;" office:value-type="string" office:string-value="$e_{021}$" calcext:value-type="string">
            <text:p>$e_{021}$</text:p>
          </table:table-cell>
          <table:table-cell table:formula="of:=&quot;$&quot;&amp;[.M1]&amp;&quot;}$&quot;" office:value-type="string" office:string-value="$e_{013}$" calcext:value-type="string">
            <text:p>$e_{013}$</text:p>
          </table:table-cell>
          <table:table-cell table:formula="of:=&quot;$&quot;&amp;[.N1]&amp;&quot;}$&quot;" office:value-type="string" office:string-value="$e_{032}$" calcext:value-type="string">
            <text:p>$e_{032}$</text:p>
          </table:table-cell>
          <table:table-cell table:formula="of:=&quot;$&quot;&amp;[.O1]&amp;&quot;}$&quot;" office:value-type="string" office:string-value="$e_{123}$" calcext:value-type="string">
            <text:p>$e_{123}$</text:p>
          </table:table-cell>
          <table:table-cell table:formula="of:=[.P1]" office:value-type="string" office:string-value="$I$" calcext:value-type="string">
            <text:p>$I$</text:p>
          </table:table-cell>
        </table:table-row>
        <table:table-row table:style-name="ro1">
          <table:table-cell table:style-name="ce1" office:value-type="string" calcext:value-type="string">
            <text:p>e_{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_{01</text:p>
          </table:table-cell>
          <table:table-cell table:style-name="ce1" office:value-type="string" calcext:value-type="string">
            <text:p>e_{02</text:p>
          </table:table-cell>
          <table:table-cell table:style-name="ce1" office:value-type="string" calcext:value-type="string">
            <text:p>e_{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e_{021</text:p>
          </table:table-cell>
          <table:table-cell table:style-name="ce1" office:value-type="string" calcext:value-type="string">
            <text:p>-e_{013</text:p>
          </table:table-cell>
          <table:table-cell table:style-name="ce1" office:value-type="string" calcext:value-type="string">
            <text:p>-e_{03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I$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$&quot;&amp;[.A2]&amp;&quot;}$&quot;" office:value-type="string" office:string-value="$e_{0}$" calcext:value-type="string">
            <text:p>$e_{0}$</text:p>
          </table:table-cell>
          <table:table-cell table:formula="of:=&quot;$&quot;&amp;[.B2]&amp;&quot;}$&quot;" office:value-type="string" office:string-value="$0}$" calcext:value-type="string">
            <text:p>$0}$</text:p>
          </table:table-cell>
          <table:table-cell table:formula="of:=&quot;$&quot;&amp;[.C2]&amp;&quot;}$&quot;" office:value-type="string" office:string-value="$e_{01}$" calcext:value-type="string">
            <text:p>$e_{01}$</text:p>
          </table:table-cell>
          <table:table-cell table:formula="of:=&quot;$&quot;&amp;[.D2]&amp;&quot;}$&quot;" office:value-type="string" office:string-value="$e_{02}$" calcext:value-type="string">
            <text:p>$e_{02}$</text:p>
          </table:table-cell>
          <table:table-cell table:formula="of:=&quot;$&quot;&amp;[.E2]&amp;&quot;}$&quot;" office:value-type="string" office:string-value="$e_{03}$" calcext:value-type="string">
            <text:p>$e_{03}$</text:p>
          </table:table-cell>
          <table:table-cell table:formula="of:=&quot;$&quot;&amp;[.F2]&amp;&quot;}$&quot;" office:value-type="string" office:string-value="$0}$" calcext:value-type="string">
            <text:p>$0}$</text:p>
          </table:table-cell>
          <table:table-cell table:formula="of:=&quot;$&quot;&amp;[.G2]&amp;&quot;}$&quot;" office:value-type="string" office:string-value="$0}$" calcext:value-type="string">
            <text:p>$0}$</text:p>
          </table:table-cell>
          <table:table-cell table:formula="of:=&quot;$&quot;&amp;[.H2]&amp;&quot;}$&quot;" office:value-type="string" office:string-value="$0}$" calcext:value-type="string">
            <text:p>$0}$</text:p>
          </table:table-cell>
          <table:table-cell table:formula="of:=&quot;$&quot;&amp;[.I2]&amp;&quot;}$&quot;" office:value-type="string" office:string-value="$-e_{021}$" calcext:value-type="string">
            <text:p>$-e_{021}$</text:p>
          </table:table-cell>
          <table:table-cell table:formula="of:=&quot;$&quot;&amp;[.J2]&amp;&quot;}$&quot;" office:value-type="string" office:string-value="$-e_{013}$" calcext:value-type="string">
            <text:p>$-e_{013}$</text:p>
          </table:table-cell>
          <table:table-cell table:formula="of:=&quot;$&quot;&amp;[.K2]&amp;&quot;}$&quot;" office:value-type="string" office:string-value="$-e_{032}$" calcext:value-type="string">
            <text:p>$-e_{032}$</text:p>
          </table:table-cell>
          <table:table-cell table:formula="of:=&quot;$&quot;&amp;[.L2]&amp;&quot;}$&quot;" office:value-type="string" office:string-value="$0}$" calcext:value-type="string">
            <text:p>$0}$</text:p>
          </table:table-cell>
          <table:table-cell table:formula="of:=&quot;$&quot;&amp;[.M2]&amp;&quot;}$&quot;" office:value-type="string" office:string-value="$0}$" calcext:value-type="string">
            <text:p>$0}$</text:p>
          </table:table-cell>
          <table:table-cell table:formula="of:=&quot;$&quot;&amp;[.N2]&amp;&quot;}$&quot;" office:value-type="string" office:string-value="$0}$" calcext:value-type="string">
            <text:p>$0}$</text:p>
          </table:table-cell>
          <table:table-cell table:formula="of:=[.O2]" office:value-type="string" office:string-value="$I$" calcext:value-type="string">
            <text:p>$I$</text:p>
          </table:table-cell>
          <table:table-cell table:formula="of:=&quot;$&quot;&amp;[.P2]&amp;&quot;}$&quot;" office:value-type="string" office:string-value="$0}$" calcext:value-type="string">
            <text:p>$0}$</text:p>
          </table:table-cell>
        </table:table-row>
        <table:table-row table:style-name="ro1">
          <table:table-cell table:style-name="ce1" office:value-type="string" calcext:value-type="string">
            <text:p>e_{1</text:p>
          </table:table-cell>
          <table:table-cell table:style-name="ce1" office:value-type="string" calcext:value-type="string">
            <text:p>-e_{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_{12</text:p>
          </table:table-cell>
          <table:table-cell table:style-name="ce1" office:value-type="string" calcext:value-type="string">
            <text:p>-e_{31</text:p>
          </table:table-cell>
          <table:table-cell table:style-name="ce1" office:value-type="string" calcext:value-type="string">
            <text:p>-e_{0</text:p>
          </table:table-cell>
          <table:table-cell table:style-name="ce1" office:value-type="string" calcext:value-type="string">
            <text:p>e_{021</text:p>
          </table:table-cell>
          <table:table-cell table:style-name="ce1" office:value-type="string" calcext:value-type="string">
            <text:p>-e_{013</text:p>
          </table:table-cell>
          <table:table-cell table:style-name="ce1" office:value-type="string" calcext:value-type="string">
            <text:p>e_{2</text:p>
          </table:table-cell>
          <table:table-cell table:style-name="ce1" office:value-type="string" calcext:value-type="string">
            <text:p>-e_{3</text:p>
          </table:table-cell>
          <table:table-cell table:style-name="ce1" office:value-type="string" calcext:value-type="string">
            <text:p>e_{123</text:p>
          </table:table-cell>
          <table:table-cell table:style-name="ce1" office:value-type="string" calcext:value-type="string">
            <text:p>e_{02</text:p>
          </table:table-cell>
          <table:table-cell table:style-name="ce1" office:value-type="string" calcext:value-type="string">
            <text:p>-e_{03</text:p>
          </table:table-cell>
          <table:table-cell table:style-name="ce1" office:value-type="string" calcext:value-type="string">
            <text:p>$I$</text:p>
          </table:table-cell>
          <table:table-cell table:style-name="ce1" office:value-type="string" calcext:value-type="string">
            <text:p>e_{23</text:p>
          </table:table-cell>
          <table:table-cell table:style-name="ce1" office:value-type="string" calcext:value-type="string">
            <text:p>e_{032</text:p>
          </table:table-cell>
          <table:table-cell/>
          <table:table-cell table:formula="of:=&quot;$&quot;&amp;[.A3]&amp;&quot;}$&quot;" office:value-type="string" office:string-value="$e_{1}$" calcext:value-type="string">
            <text:p>$e_{1}$</text:p>
          </table:table-cell>
          <table:table-cell table:formula="of:=&quot;$&quot;&amp;[.B3]&amp;&quot;}$&quot;" office:value-type="string" office:string-value="$-e_{01}$" calcext:value-type="string">
            <text:p>$-e_{01}$</text:p>
          </table:table-cell>
          <table:table-cell table:formula="of:=&quot;$&quot;&amp;[.C3]&amp;&quot;}$&quot;" office:value-type="string" office:string-value="$1}$" calcext:value-type="string">
            <text:p>$1}$</text:p>
          </table:table-cell>
          <table:table-cell table:formula="of:=&quot;$&quot;&amp;[.D3]&amp;&quot;}$&quot;" office:value-type="string" office:string-value="$e_{12}$" calcext:value-type="string">
            <text:p>$e_{12}$</text:p>
          </table:table-cell>
          <table:table-cell table:formula="of:=&quot;$&quot;&amp;[.E3]&amp;&quot;}$&quot;" office:value-type="string" office:string-value="$-e_{31}$" calcext:value-type="string">
            <text:p>$-e_{31}$</text:p>
          </table:table-cell>
          <table:table-cell table:formula="of:=&quot;$&quot;&amp;[.F3]&amp;&quot;}$&quot;" office:value-type="string" office:string-value="$-e_{0}$" calcext:value-type="string">
            <text:p>$-e_{0}$</text:p>
          </table:table-cell>
          <table:table-cell table:formula="of:=&quot;$&quot;&amp;[.G3]&amp;&quot;}$&quot;" office:value-type="string" office:string-value="$e_{021}$" calcext:value-type="string">
            <text:p>$e_{021}$</text:p>
          </table:table-cell>
          <table:table-cell table:formula="of:=&quot;$&quot;&amp;[.H3]&amp;&quot;}$&quot;" office:value-type="string" office:string-value="$-e_{013}$" calcext:value-type="string">
            <text:p>$-e_{013}$</text:p>
          </table:table-cell>
          <table:table-cell table:formula="of:=&quot;$&quot;&amp;[.I3]&amp;&quot;}$&quot;" office:value-type="string" office:string-value="$e_{2}$" calcext:value-type="string">
            <text:p>$e_{2}$</text:p>
          </table:table-cell>
          <table:table-cell table:formula="of:=&quot;$&quot;&amp;[.J3]&amp;&quot;}$&quot;" office:value-type="string" office:string-value="$-e_{3}$" calcext:value-type="string">
            <text:p>$-e_{3}$</text:p>
          </table:table-cell>
          <table:table-cell table:formula="of:=&quot;$&quot;&amp;[.K3]&amp;&quot;}$&quot;" office:value-type="string" office:string-value="$e_{123}$" calcext:value-type="string">
            <text:p>$e_{123}$</text:p>
          </table:table-cell>
          <table:table-cell table:formula="of:=&quot;$&quot;&amp;[.L3]&amp;&quot;}$&quot;" office:value-type="string" office:string-value="$e_{02}$" calcext:value-type="string">
            <text:p>$e_{02}$</text:p>
          </table:table-cell>
          <table:table-cell table:formula="of:=&quot;$&quot;&amp;[.M3]&amp;&quot;}$&quot;" office:value-type="string" office:string-value="$-e_{03}$" calcext:value-type="string">
            <text:p>$-e_{03}$</text:p>
          </table:table-cell>
          <table:table-cell table:formula="of:=[.N3]" office:value-type="string" office:string-value="$I$" calcext:value-type="string">
            <text:p>$I$</text:p>
          </table:table-cell>
          <table:table-cell table:formula="of:=&quot;$&quot;&amp;[.O3]&amp;&quot;}$&quot;" office:value-type="string" office:string-value="$e_{23}$" calcext:value-type="string">
            <text:p>$e_{23}$</text:p>
          </table:table-cell>
          <table:table-cell table:formula="of:=&quot;$&quot;&amp;[.P3]&amp;&quot;}$&quot;" office:value-type="string" office:string-value="$e_{032}$" calcext:value-type="string">
            <text:p>$e_{032}$</text:p>
          </table:table-cell>
        </table:table-row>
        <table:table-row table:style-name="ro1">
          <table:table-cell table:style-name="ce1" office:value-type="string" calcext:value-type="string">
            <text:p>e_{2</text:p>
          </table:table-cell>
          <table:table-cell table:style-name="ce1" office:value-type="string" calcext:value-type="string">
            <text:p>-e_{02</text:p>
          </table:table-cell>
          <table:table-cell table:style-name="ce1" office:value-type="string" calcext:value-type="string">
            <text:p>-e_{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_{23</text:p>
          </table:table-cell>
          <table:table-cell table:style-name="ce1" office:value-type="string" calcext:value-type="string">
            <text:p>-e_{021</text:p>
          </table:table-cell>
          <table:table-cell table:style-name="ce1" office:value-type="string" calcext:value-type="string">
            <text:p>-e_{0</text:p>
          </table:table-cell>
          <table:table-cell table:style-name="ce1" office:value-type="string" calcext:value-type="string">
            <text:p>e_{032</text:p>
          </table:table-cell>
          <table:table-cell table:style-name="ce1" office:value-type="string" calcext:value-type="string">
            <text:p>-e_{1</text:p>
          </table:table-cell>
          <table:table-cell table:style-name="ce1" office:value-type="string" calcext:value-type="string">
            <text:p>e_{123</text:p>
          </table:table-cell>
          <table:table-cell table:style-name="ce1" office:value-type="string" calcext:value-type="string">
            <text:p>e_{3</text:p>
          </table:table-cell>
          <table:table-cell table:style-name="ce1" office:value-type="string" calcext:value-type="string">
            <text:p>-e_{01</text:p>
          </table:table-cell>
          <table:table-cell table:style-name="ce1" office:value-type="string" calcext:value-type="string">
            <text:p>$I$</text:p>
          </table:table-cell>
          <table:table-cell table:style-name="ce1" office:value-type="string" calcext:value-type="string">
            <text:p>e_{03</text:p>
          </table:table-cell>
          <table:table-cell table:style-name="ce1" office:value-type="string" calcext:value-type="string">
            <text:p>e_{31</text:p>
          </table:table-cell>
          <table:table-cell table:style-name="ce1" office:value-type="string" calcext:value-type="string">
            <text:p>e_{013</text:p>
          </table:table-cell>
          <table:table-cell/>
          <table:table-cell table:formula="of:=&quot;$&quot;&amp;[.A4]&amp;&quot;}$&quot;" office:value-type="string" office:string-value="$e_{2}$" calcext:value-type="string">
            <text:p>$e_{2}$</text:p>
          </table:table-cell>
          <table:table-cell table:formula="of:=&quot;$&quot;&amp;[.B4]&amp;&quot;}$&quot;" office:value-type="string" office:string-value="$-e_{02}$" calcext:value-type="string">
            <text:p>$-e_{02}$</text:p>
          </table:table-cell>
          <table:table-cell table:formula="of:=&quot;$&quot;&amp;[.C4]&amp;&quot;}$&quot;" office:value-type="string" office:string-value="$-e_{12}$" calcext:value-type="string">
            <text:p>$-e_{12}$</text:p>
          </table:table-cell>
          <table:table-cell table:formula="of:=&quot;$&quot;&amp;[.D4]&amp;&quot;}$&quot;" office:value-type="string" office:string-value="$1}$" calcext:value-type="string">
            <text:p>$1}$</text:p>
          </table:table-cell>
          <table:table-cell table:formula="of:=&quot;$&quot;&amp;[.E4]&amp;&quot;}$&quot;" office:value-type="string" office:string-value="$e_{23}$" calcext:value-type="string">
            <text:p>$e_{23}$</text:p>
          </table:table-cell>
          <table:table-cell table:formula="of:=&quot;$&quot;&amp;[.F4]&amp;&quot;}$&quot;" office:value-type="string" office:string-value="$-e_{021}$" calcext:value-type="string">
            <text:p>$-e_{021}$</text:p>
          </table:table-cell>
          <table:table-cell table:formula="of:=&quot;$&quot;&amp;[.G4]&amp;&quot;}$&quot;" office:value-type="string" office:string-value="$-e_{0}$" calcext:value-type="string">
            <text:p>$-e_{0}$</text:p>
          </table:table-cell>
          <table:table-cell table:formula="of:=&quot;$&quot;&amp;[.H4]&amp;&quot;}$&quot;" office:value-type="string" office:string-value="$e_{032}$" calcext:value-type="string">
            <text:p>$e_{032}$</text:p>
          </table:table-cell>
          <table:table-cell table:formula="of:=&quot;$&quot;&amp;[.I4]&amp;&quot;}$&quot;" office:value-type="string" office:string-value="$-e_{1}$" calcext:value-type="string">
            <text:p>$-e_{1}$</text:p>
          </table:table-cell>
          <table:table-cell table:formula="of:=&quot;$&quot;&amp;[.J4]&amp;&quot;}$&quot;" office:value-type="string" office:string-value="$e_{123}$" calcext:value-type="string">
            <text:p>$e_{123}$</text:p>
          </table:table-cell>
          <table:table-cell table:formula="of:=&quot;$&quot;&amp;[.K4]&amp;&quot;}$&quot;" office:value-type="string" office:string-value="$e_{3}$" calcext:value-type="string">
            <text:p>$e_{3}$</text:p>
          </table:table-cell>
          <table:table-cell table:formula="of:=&quot;$&quot;&amp;[.L4]&amp;&quot;}$&quot;" office:value-type="string" office:string-value="$-e_{01}$" calcext:value-type="string">
            <text:p>$-e_{01}$</text:p>
          </table:table-cell>
          <table:table-cell table:formula="of:=[.M4]" office:value-type="string" office:string-value="$I$" calcext:value-type="string">
            <text:p>$I$</text:p>
          </table:table-cell>
          <table:table-cell table:formula="of:=&quot;$&quot;&amp;[.N4]&amp;&quot;}$&quot;" office:value-type="string" office:string-value="$e_{03}$" calcext:value-type="string">
            <text:p>$e_{03}$</text:p>
          </table:table-cell>
          <table:table-cell table:formula="of:=&quot;$&quot;&amp;[.O4]&amp;&quot;}$&quot;" office:value-type="string" office:string-value="$e_{31}$" calcext:value-type="string">
            <text:p>$e_{31}$</text:p>
          </table:table-cell>
          <table:table-cell table:formula="of:=&quot;$&quot;&amp;[.P4]&amp;&quot;}$&quot;" office:value-type="string" office:string-value="$e_{013}$" calcext:value-type="string">
            <text:p>$e_{013}$</text:p>
          </table:table-cell>
        </table:table-row>
        <table:table-row table:style-name="ro1">
          <table:table-cell table:style-name="ce1" office:value-type="string" calcext:value-type="string">
            <text:p>e_{3</text:p>
          </table:table-cell>
          <table:table-cell table:style-name="ce1" office:value-type="string" calcext:value-type="string">
            <text:p>-e_{03</text:p>
          </table:table-cell>
          <table:table-cell table:style-name="ce1" office:value-type="string" calcext:value-type="string">
            <text:p>e_{31</text:p>
          </table:table-cell>
          <table:table-cell table:style-name="ce1" office:value-type="string" calcext:value-type="string">
            <text:p>-e_{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_{013</text:p>
          </table:table-cell>
          <table:table-cell table:style-name="ce1" office:value-type="string" calcext:value-type="string">
            <text:p>-e_{032</text:p>
          </table:table-cell>
          <table:table-cell table:style-name="ce1" office:value-type="string" calcext:value-type="string">
            <text:p>-e_{0</text:p>
          </table:table-cell>
          <table:table-cell table:style-name="ce1" office:value-type="string" calcext:value-type="string">
            <text:p>e_{123</text:p>
          </table:table-cell>
          <table:table-cell table:style-name="ce1" office:value-type="string" calcext:value-type="string">
            <text:p>e_{1</text:p>
          </table:table-cell>
          <table:table-cell table:style-name="ce1" office:value-type="string" calcext:value-type="string">
            <text:p>-e_{2</text:p>
          </table:table-cell>
          <table:table-cell table:style-name="ce1" office:value-type="string" calcext:value-type="string">
            <text:p>$I$</text:p>
          </table:table-cell>
          <table:table-cell table:style-name="ce1" office:value-type="string" calcext:value-type="string">
            <text:p>e_{01</text:p>
          </table:table-cell>
          <table:table-cell table:style-name="ce1" office:value-type="string" calcext:value-type="string">
            <text:p>-e_{02</text:p>
          </table:table-cell>
          <table:table-cell table:style-name="ce1" office:value-type="string" calcext:value-type="string">
            <text:p>e_{12</text:p>
          </table:table-cell>
          <table:table-cell table:style-name="ce1" office:value-type="string" calcext:value-type="string">
            <text:p>e_{021</text:p>
          </table:table-cell>
          <table:table-cell/>
          <table:table-cell table:formula="of:=&quot;$&quot;&amp;[.A5]&amp;&quot;}$&quot;" office:value-type="string" office:string-value="$e_{3}$" calcext:value-type="string">
            <text:p>$e_{3}$</text:p>
          </table:table-cell>
          <table:table-cell table:formula="of:=&quot;$&quot;&amp;[.B5]&amp;&quot;}$&quot;" office:value-type="string" office:string-value="$-e_{03}$" calcext:value-type="string">
            <text:p>$-e_{03}$</text:p>
          </table:table-cell>
          <table:table-cell table:formula="of:=&quot;$&quot;&amp;[.C5]&amp;&quot;}$&quot;" office:value-type="string" office:string-value="$e_{31}$" calcext:value-type="string">
            <text:p>$e_{31}$</text:p>
          </table:table-cell>
          <table:table-cell table:formula="of:=&quot;$&quot;&amp;[.D5]&amp;&quot;}$&quot;" office:value-type="string" office:string-value="$-e_{23}$" calcext:value-type="string">
            <text:p>$-e_{23}$</text:p>
          </table:table-cell>
          <table:table-cell table:formula="of:=&quot;$&quot;&amp;[.E5]&amp;&quot;}$&quot;" office:value-type="string" office:string-value="$1}$" calcext:value-type="string">
            <text:p>$1}$</text:p>
          </table:table-cell>
          <table:table-cell table:formula="of:=&quot;$&quot;&amp;[.F5]&amp;&quot;}$&quot;" office:value-type="string" office:string-value="$e_{013}$" calcext:value-type="string">
            <text:p>$e_{013}$</text:p>
          </table:table-cell>
          <table:table-cell table:formula="of:=&quot;$&quot;&amp;[.G5]&amp;&quot;}$&quot;" office:value-type="string" office:string-value="$-e_{032}$" calcext:value-type="string">
            <text:p>$-e_{032}$</text:p>
          </table:table-cell>
          <table:table-cell table:formula="of:=&quot;$&quot;&amp;[.H5]&amp;&quot;}$&quot;" office:value-type="string" office:string-value="$-e_{0}$" calcext:value-type="string">
            <text:p>$-e_{0}$</text:p>
          </table:table-cell>
          <table:table-cell table:formula="of:=&quot;$&quot;&amp;[.I5]&amp;&quot;}$&quot;" office:value-type="string" office:string-value="$e_{123}$" calcext:value-type="string">
            <text:p>$e_{123}$</text:p>
          </table:table-cell>
          <table:table-cell table:formula="of:=&quot;$&quot;&amp;[.J5]&amp;&quot;}$&quot;" office:value-type="string" office:string-value="$e_{1}$" calcext:value-type="string">
            <text:p>$e_{1}$</text:p>
          </table:table-cell>
          <table:table-cell table:formula="of:=&quot;$&quot;&amp;[.K5]&amp;&quot;}$&quot;" office:value-type="string" office:string-value="$-e_{2}$" calcext:value-type="string">
            <text:p>$-e_{2}$</text:p>
          </table:table-cell>
          <table:table-cell table:formula="of:=[.L5]" office:value-type="string" office:string-value="$I$" calcext:value-type="string">
            <text:p>$I$</text:p>
          </table:table-cell>
          <table:table-cell table:formula="of:=&quot;$&quot;&amp;[.M5]&amp;&quot;}$&quot;" office:value-type="string" office:string-value="$e_{01}$" calcext:value-type="string">
            <text:p>$e_{01}$</text:p>
          </table:table-cell>
          <table:table-cell table:formula="of:=&quot;$&quot;&amp;[.N5]&amp;&quot;}$&quot;" office:value-type="string" office:string-value="$-e_{02}$" calcext:value-type="string">
            <text:p>$-e_{02}$</text:p>
          </table:table-cell>
          <table:table-cell table:formula="of:=&quot;$&quot;&amp;[.O5]&amp;&quot;}$&quot;" office:value-type="string" office:string-value="$e_{12}$" calcext:value-type="string">
            <text:p>$e_{12}$</text:p>
          </table:table-cell>
          <table:table-cell table:formula="of:=&quot;$&quot;&amp;[.P5]&amp;&quot;}$&quot;" office:value-type="string" office:string-value="$e_{021}$" calcext:value-type="string">
            <text:p>$e_{021}$</text:p>
          </table:table-cell>
        </table:table-row>
        <table:table-row table:style-name="ro1">
          <table:table-cell table:style-name="ce1" office:value-type="string" calcext:value-type="string">
            <text:p>e_{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_{0</text:p>
          </table:table-cell>
          <table:table-cell table:style-name="ce1" office:value-type="string" calcext:value-type="string">
            <text:p>-e_{021</text:p>
          </table:table-cell>
          <table:table-cell table:style-name="ce1" office:value-type="string" calcext:value-type="string">
            <text:p>e_{0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_{02</text:p>
          </table:table-cell>
          <table:table-cell table:style-name="ce1" office:value-type="string" calcext:value-type="string">
            <text:p>-e_{03</text:p>
          </table:table-cell>
          <table:table-cell table:style-name="ce1" office:value-type="string" calcext:value-type="string">
            <text:p>$I$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e_{03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$&quot;&amp;[.A6]&amp;&quot;}$&quot;" office:value-type="string" office:string-value="$e_{01}$" calcext:value-type="string">
            <text:p>$e_{01}$</text:p>
          </table:table-cell>
          <table:table-cell table:formula="of:=&quot;$&quot;&amp;[.B6]&amp;&quot;}$&quot;" office:value-type="string" office:string-value="$0}$" calcext:value-type="string">
            <text:p>$0}$</text:p>
          </table:table-cell>
          <table:table-cell table:formula="of:=&quot;$&quot;&amp;[.C6]&amp;&quot;}$&quot;" office:value-type="string" office:string-value="$e_{0}$" calcext:value-type="string">
            <text:p>$e_{0}$</text:p>
          </table:table-cell>
          <table:table-cell table:formula="of:=&quot;$&quot;&amp;[.D6]&amp;&quot;}$&quot;" office:value-type="string" office:string-value="$-e_{021}$" calcext:value-type="string">
            <text:p>$-e_{021}$</text:p>
          </table:table-cell>
          <table:table-cell table:formula="of:=&quot;$&quot;&amp;[.E6]&amp;&quot;}$&quot;" office:value-type="string" office:string-value="$e_{013}$" calcext:value-type="string">
            <text:p>$e_{013}$</text:p>
          </table:table-cell>
          <table:table-cell table:formula="of:=&quot;$&quot;&amp;[.F6]&amp;&quot;}$&quot;" office:value-type="string" office:string-value="$0}$" calcext:value-type="string">
            <text:p>$0}$</text:p>
          </table:table-cell>
          <table:table-cell table:formula="of:=&quot;$&quot;&amp;[.G6]&amp;&quot;}$&quot;" office:value-type="string" office:string-value="$0}$" calcext:value-type="string">
            <text:p>$0}$</text:p>
          </table:table-cell>
          <table:table-cell table:formula="of:=&quot;$&quot;&amp;[.H6]&amp;&quot;}$&quot;" office:value-type="string" office:string-value="$0}$" calcext:value-type="string">
            <text:p>$0}$</text:p>
          </table:table-cell>
          <table:table-cell table:formula="of:=&quot;$&quot;&amp;[.I6]&amp;&quot;}$&quot;" office:value-type="string" office:string-value="$e_{02}$" calcext:value-type="string">
            <text:p>$e_{02}$</text:p>
          </table:table-cell>
          <table:table-cell table:formula="of:=&quot;$&quot;&amp;[.J6]&amp;&quot;}$&quot;" office:value-type="string" office:string-value="$-e_{03}$" calcext:value-type="string">
            <text:p>$-e_{03}$</text:p>
          </table:table-cell>
          <table:table-cell table:formula="of:=[.K6]" office:value-type="string" office:string-value="$I$" calcext:value-type="string">
            <text:p>$I$</text:p>
          </table:table-cell>
          <table:table-cell table:formula="of:=&quot;$&quot;&amp;[.L6]&amp;&quot;}$&quot;" office:value-type="string" office:string-value="$0}$" calcext:value-type="string">
            <text:p>$0}$</text:p>
          </table:table-cell>
          <table:table-cell table:formula="of:=&quot;$&quot;&amp;[.M6]&amp;&quot;}$&quot;" office:value-type="string" office:string-value="$0}$" calcext:value-type="string">
            <text:p>$0}$</text:p>
          </table:table-cell>
          <table:table-cell table:formula="of:=&quot;$&quot;&amp;[.N6]&amp;&quot;}$&quot;" office:value-type="string" office:string-value="$0}$" calcext:value-type="string">
            <text:p>$0}$</text:p>
          </table:table-cell>
          <table:table-cell table:formula="of:=&quot;$&quot;&amp;[.O6]&amp;&quot;}$&quot;" office:value-type="string" office:string-value="$-e_{032}$" calcext:value-type="string">
            <text:p>$-e_{032}$</text:p>
          </table:table-cell>
          <table:table-cell table:formula="of:=&quot;$&quot;&amp;[.P6]&amp;&quot;}$&quot;" office:value-type="string" office:string-value="$0}$" calcext:value-type="string">
            <text:p>$0}$</text:p>
          </table:table-cell>
        </table:table-row>
        <table:table-row table:style-name="ro1">
          <table:table-cell table:style-name="ce1" office:value-type="string" calcext:value-type="string">
            <text:p>e_{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_{021</text:p>
          </table:table-cell>
          <table:table-cell table:style-name="ce1" office:value-type="string" calcext:value-type="string">
            <text:p>e_{0</text:p>
          </table:table-cell>
          <table:table-cell table:style-name="ce1" office:value-type="string" calcext:value-type="string">
            <text:p>-e_{03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e_{01</text:p>
          </table:table-cell>
          <table:table-cell table:style-name="ce1" office:value-type="string" calcext:value-type="string">
            <text:p>$I$</text:p>
          </table:table-cell>
          <table:table-cell table:style-name="ce1" office:value-type="string" calcext:value-type="string">
            <text:p>e_{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e_{01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$&quot;&amp;[.A7]&amp;&quot;}$&quot;" office:value-type="string" office:string-value="$e_{02}$" calcext:value-type="string">
            <text:p>$e_{02}$</text:p>
          </table:table-cell>
          <table:table-cell table:formula="of:=&quot;$&quot;&amp;[.B7]&amp;&quot;}$&quot;" office:value-type="string" office:string-value="$0}$" calcext:value-type="string">
            <text:p>$0}$</text:p>
          </table:table-cell>
          <table:table-cell table:formula="of:=&quot;$&quot;&amp;[.C7]&amp;&quot;}$&quot;" office:value-type="string" office:string-value="$e_{021}$" calcext:value-type="string">
            <text:p>$e_{021}$</text:p>
          </table:table-cell>
          <table:table-cell table:formula="of:=&quot;$&quot;&amp;[.D7]&amp;&quot;}$&quot;" office:value-type="string" office:string-value="$e_{0}$" calcext:value-type="string">
            <text:p>$e_{0}$</text:p>
          </table:table-cell>
          <table:table-cell table:formula="of:=&quot;$&quot;&amp;[.E7]&amp;&quot;}$&quot;" office:value-type="string" office:string-value="$-e_{032}$" calcext:value-type="string">
            <text:p>$-e_{032}$</text:p>
          </table:table-cell>
          <table:table-cell table:formula="of:=&quot;$&quot;&amp;[.F7]&amp;&quot;}$&quot;" office:value-type="string" office:string-value="$0}$" calcext:value-type="string">
            <text:p>$0}$</text:p>
          </table:table-cell>
          <table:table-cell table:formula="of:=&quot;$&quot;&amp;[.G7]&amp;&quot;}$&quot;" office:value-type="string" office:string-value="$0}$" calcext:value-type="string">
            <text:p>$0}$</text:p>
          </table:table-cell>
          <table:table-cell table:formula="of:=&quot;$&quot;&amp;[.H7]&amp;&quot;}$&quot;" office:value-type="string" office:string-value="$0}$" calcext:value-type="string">
            <text:p>$0}$</text:p>
          </table:table-cell>
          <table:table-cell table:formula="of:=&quot;$&quot;&amp;[.I7]&amp;&quot;}$&quot;" office:value-type="string" office:string-value="$-e_{01}$" calcext:value-type="string">
            <text:p>$-e_{01}$</text:p>
          </table:table-cell>
          <table:table-cell table:formula="of:=[.J7]" office:value-type="string" office:string-value="$I$" calcext:value-type="string">
            <text:p>$I$</text:p>
          </table:table-cell>
          <table:table-cell table:formula="of:=&quot;$&quot;&amp;[.K7]&amp;&quot;}$&quot;" office:value-type="string" office:string-value="$e_{03}$" calcext:value-type="string">
            <text:p>$e_{03}$</text:p>
          </table:table-cell>
          <table:table-cell table:formula="of:=&quot;$&quot;&amp;[.L7]&amp;&quot;}$&quot;" office:value-type="string" office:string-value="$0}$" calcext:value-type="string">
            <text:p>$0}$</text:p>
          </table:table-cell>
          <table:table-cell table:formula="of:=&quot;$&quot;&amp;[.M7]&amp;&quot;}$&quot;" office:value-type="string" office:string-value="$0}$" calcext:value-type="string">
            <text:p>$0}$</text:p>
          </table:table-cell>
          <table:table-cell table:formula="of:=&quot;$&quot;&amp;[.N7]&amp;&quot;}$&quot;" office:value-type="string" office:string-value="$0}$" calcext:value-type="string">
            <text:p>$0}$</text:p>
          </table:table-cell>
          <table:table-cell table:formula="of:=&quot;$&quot;&amp;[.O7]&amp;&quot;}$&quot;" office:value-type="string" office:string-value="$-e_{013}$" calcext:value-type="string">
            <text:p>$-e_{013}$</text:p>
          </table:table-cell>
          <table:table-cell table:formula="of:=&quot;$&quot;&amp;[.P7]&amp;&quot;}$&quot;" office:value-type="string" office:string-value="$0}$" calcext:value-type="string">
            <text:p>$0}$</text:p>
          </table:table-cell>
        </table:table-row>
        <table:table-row table:style-name="ro1">
          <table:table-cell table:style-name="ce1" office:value-type="string" calcext:value-type="string">
            <text:p>e_{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e_{013</text:p>
          </table:table-cell>
          <table:table-cell table:style-name="ce1" office:value-type="string" calcext:value-type="string">
            <text:p>e_{032</text:p>
          </table:table-cell>
          <table:table-cell table:style-name="ce1" office:value-type="string" calcext:value-type="string">
            <text:p>e_{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I$</text:p>
          </table:table-cell>
          <table:table-cell table:style-name="ce1" office:value-type="string" calcext:value-type="string">
            <text:p>e_{01</text:p>
          </table:table-cell>
          <table:table-cell table:style-name="ce1" office:value-type="string" calcext:value-type="string">
            <text:p>-e_{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e_{02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$&quot;&amp;[.A8]&amp;&quot;}$&quot;" office:value-type="string" office:string-value="$e_{03}$" calcext:value-type="string">
            <text:p>$e_{03}$</text:p>
          </table:table-cell>
          <table:table-cell table:formula="of:=&quot;$&quot;&amp;[.B8]&amp;&quot;}$&quot;" office:value-type="string" office:string-value="$0}$" calcext:value-type="string">
            <text:p>$0}$</text:p>
          </table:table-cell>
          <table:table-cell table:formula="of:=&quot;$&quot;&amp;[.C8]&amp;&quot;}$&quot;" office:value-type="string" office:string-value="$-e_{013}$" calcext:value-type="string">
            <text:p>$-e_{013}$</text:p>
          </table:table-cell>
          <table:table-cell table:formula="of:=&quot;$&quot;&amp;[.D8]&amp;&quot;}$&quot;" office:value-type="string" office:string-value="$e_{032}$" calcext:value-type="string">
            <text:p>$e_{032}$</text:p>
          </table:table-cell>
          <table:table-cell table:formula="of:=&quot;$&quot;&amp;[.E8]&amp;&quot;}$&quot;" office:value-type="string" office:string-value="$e_{0}$" calcext:value-type="string">
            <text:p>$e_{0}$</text:p>
          </table:table-cell>
          <table:table-cell table:formula="of:=&quot;$&quot;&amp;[.F8]&amp;&quot;}$&quot;" office:value-type="string" office:string-value="$0}$" calcext:value-type="string">
            <text:p>$0}$</text:p>
          </table:table-cell>
          <table:table-cell table:formula="of:=&quot;$&quot;&amp;[.G8]&amp;&quot;}$&quot;" office:value-type="string" office:string-value="$0}$" calcext:value-type="string">
            <text:p>$0}$</text:p>
          </table:table-cell>
          <table:table-cell table:formula="of:=&quot;$&quot;&amp;[.H8]&amp;&quot;}$&quot;" office:value-type="string" office:string-value="$0}$" calcext:value-type="string">
            <text:p>$0}$</text:p>
          </table:table-cell>
          <table:table-cell table:formula="of:=[.I8]" office:value-type="string" office:string-value="$I$" calcext:value-type="string">
            <text:p>$I$</text:p>
          </table:table-cell>
          <table:table-cell table:formula="of:=&quot;$&quot;&amp;[.J8]&amp;&quot;}$&quot;" office:value-type="string" office:string-value="$e_{01}$" calcext:value-type="string">
            <text:p>$e_{01}$</text:p>
          </table:table-cell>
          <table:table-cell table:formula="of:=&quot;$&quot;&amp;[.K8]&amp;&quot;}$&quot;" office:value-type="string" office:string-value="$-e_{02}$" calcext:value-type="string">
            <text:p>$-e_{02}$</text:p>
          </table:table-cell>
          <table:table-cell table:formula="of:=&quot;$&quot;&amp;[.L8]&amp;&quot;}$&quot;" office:value-type="string" office:string-value="$0}$" calcext:value-type="string">
            <text:p>$0}$</text:p>
          </table:table-cell>
          <table:table-cell table:formula="of:=&quot;$&quot;&amp;[.M8]&amp;&quot;}$&quot;" office:value-type="string" office:string-value="$0}$" calcext:value-type="string">
            <text:p>$0}$</text:p>
          </table:table-cell>
          <table:table-cell table:formula="of:=&quot;$&quot;&amp;[.N8]&amp;&quot;}$&quot;" office:value-type="string" office:string-value="$0}$" calcext:value-type="string">
            <text:p>$0}$</text:p>
          </table:table-cell>
          <table:table-cell table:formula="of:=&quot;$&quot;&amp;[.O8]&amp;&quot;}$&quot;" office:value-type="string" office:string-value="$-e_{021}$" calcext:value-type="string">
            <text:p>$-e_{021}$</text:p>
          </table:table-cell>
          <table:table-cell table:formula="of:=&quot;$&quot;&amp;[.P8]&amp;&quot;}$&quot;" office:value-type="string" office:string-value="$0}$" calcext:value-type="string">
            <text:p>$0}$</text:p>
          </table:table-cell>
        </table:table-row>
        <table:table-row table:style-name="ro1">
          <table:table-cell table:style-name="ce1" office:value-type="string" calcext:value-type="string">
            <text:p>e_{12</text:p>
          </table:table-cell>
          <table:table-cell table:style-name="ce1" office:value-type="string" calcext:value-type="string">
            <text:p>-e_{021</text:p>
          </table:table-cell>
          <table:table-cell table:style-name="ce1" office:value-type="string" calcext:value-type="string">
            <text:p>-e_{2</text:p>
          </table:table-cell>
          <table:table-cell table:style-name="ce1" office:value-type="string" calcext:value-type="string">
            <text:p>e_{1</text:p>
          </table:table-cell>
          <table:table-cell table:style-name="ce1" office:value-type="string" calcext:value-type="string">
            <text:p>e_{123</text:p>
          </table:table-cell>
          <table:table-cell table:style-name="ce1" office:value-type="string" calcext:value-type="string">
            <text:p>-e_{02</text:p>
          </table:table-cell>
          <table:table-cell table:style-name="ce1" office:value-type="string" calcext:value-type="string">
            <text:p>e_{01</text:p>
          </table:table-cell>
          <table:table-cell table:style-name="ce1" office:value-type="string" calcext:value-type="string">
            <text:p>$I$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e_{23</text:p>
          </table:table-cell>
          <table:table-cell table:style-name="ce1" office:value-type="string" calcext:value-type="string">
            <text:p>-e_{31</text:p>
          </table:table-cell>
          <table:table-cell table:style-name="ce1" office:value-type="string" calcext:value-type="string">
            <text:p>e_{0</text:p>
          </table:table-cell>
          <table:table-cell table:style-name="ce1" office:value-type="string" calcext:value-type="string">
            <text:p>e_{032</text:p>
          </table:table-cell>
          <table:table-cell table:style-name="ce1" office:value-type="string" calcext:value-type="string">
            <text:p>-e_{013</text:p>
          </table:table-cell>
          <table:table-cell table:style-name="ce1" office:value-type="string" calcext:value-type="string">
            <text:p>-e_{3</text:p>
          </table:table-cell>
          <table:table-cell table:style-name="ce1" office:value-type="string" calcext:value-type="string">
            <text:p>-e_{03</text:p>
          </table:table-cell>
          <table:table-cell/>
          <table:table-cell table:formula="of:=&quot;$&quot;&amp;[.A9]&amp;&quot;}$&quot;" office:value-type="string" office:string-value="$e_{12}$" calcext:value-type="string">
            <text:p>$e_{12}$</text:p>
          </table:table-cell>
          <table:table-cell table:formula="of:=&quot;$&quot;&amp;[.B9]&amp;&quot;}$&quot;" office:value-type="string" office:string-value="$-e_{021}$" calcext:value-type="string">
            <text:p>$-e_{021}$</text:p>
          </table:table-cell>
          <table:table-cell table:formula="of:=&quot;$&quot;&amp;[.C9]&amp;&quot;}$&quot;" office:value-type="string" office:string-value="$-e_{2}$" calcext:value-type="string">
            <text:p>$-e_{2}$</text:p>
          </table:table-cell>
          <table:table-cell table:formula="of:=&quot;$&quot;&amp;[.D9]&amp;&quot;}$&quot;" office:value-type="string" office:string-value="$e_{1}$" calcext:value-type="string">
            <text:p>$e_{1}$</text:p>
          </table:table-cell>
          <table:table-cell table:formula="of:=&quot;$&quot;&amp;[.E9]&amp;&quot;}$&quot;" office:value-type="string" office:string-value="$e_{123}$" calcext:value-type="string">
            <text:p>$e_{123}$</text:p>
          </table:table-cell>
          <table:table-cell table:formula="of:=&quot;$&quot;&amp;[.F9]&amp;&quot;}$&quot;" office:value-type="string" office:string-value="$-e_{02}$" calcext:value-type="string">
            <text:p>$-e_{02}$</text:p>
          </table:table-cell>
          <table:table-cell table:formula="of:=&quot;$&quot;&amp;[.G9]&amp;&quot;}$&quot;" office:value-type="string" office:string-value="$e_{01}$" calcext:value-type="string">
            <text:p>$e_{01}$</text:p>
          </table:table-cell>
          <table:table-cell table:formula="of:=[.H9]" office:value-type="string" office:string-value="$I$" calcext:value-type="string">
            <text:p>$I$</text:p>
          </table:table-cell>
          <table:table-cell table:formula="of:=&quot;$&quot;&amp;[.I9]&amp;&quot;}$&quot;" office:value-type="string" office:string-value="$-1}$" calcext:value-type="string">
            <text:p>$-1}$</text:p>
          </table:table-cell>
          <table:table-cell table:formula="of:=&quot;$&quot;&amp;[.J9]&amp;&quot;}$&quot;" office:value-type="string" office:string-value="$e_{23}$" calcext:value-type="string">
            <text:p>$e_{23}$</text:p>
          </table:table-cell>
          <table:table-cell table:formula="of:=&quot;$&quot;&amp;[.K9]&amp;&quot;}$&quot;" office:value-type="string" office:string-value="$-e_{31}$" calcext:value-type="string">
            <text:p>$-e_{31}$</text:p>
          </table:table-cell>
          <table:table-cell table:formula="of:=&quot;$&quot;&amp;[.L9]&amp;&quot;}$&quot;" office:value-type="string" office:string-value="$e_{0}$" calcext:value-type="string">
            <text:p>$e_{0}$</text:p>
          </table:table-cell>
          <table:table-cell table:formula="of:=&quot;$&quot;&amp;[.M9]&amp;&quot;}$&quot;" office:value-type="string" office:string-value="$e_{032}$" calcext:value-type="string">
            <text:p>$e_{032}$</text:p>
          </table:table-cell>
          <table:table-cell table:formula="of:=&quot;$&quot;&amp;[.N9]&amp;&quot;}$&quot;" office:value-type="string" office:string-value="$-e_{013}$" calcext:value-type="string">
            <text:p>$-e_{013}$</text:p>
          </table:table-cell>
          <table:table-cell table:formula="of:=&quot;$&quot;&amp;[.O9]&amp;&quot;}$&quot;" office:value-type="string" office:string-value="$-e_{3}$" calcext:value-type="string">
            <text:p>$-e_{3}$</text:p>
          </table:table-cell>
          <table:table-cell table:formula="of:=&quot;$&quot;&amp;[.P9]&amp;&quot;}$&quot;" office:value-type="string" office:string-value="$-e_{03}$" calcext:value-type="string">
            <text:p>$-e_{03}$</text:p>
          </table:table-cell>
        </table:table-row>
        <table:table-row table:style-name="ro1">
          <table:table-cell table:style-name="ce1" office:value-type="string" calcext:value-type="string">
            <text:p>e_{31</text:p>
          </table:table-cell>
          <table:table-cell table:style-name="ce1" office:value-type="string" calcext:value-type="string">
            <text:p>-e_{013</text:p>
          </table:table-cell>
          <table:table-cell table:style-name="ce1" office:value-type="string" calcext:value-type="string">
            <text:p>e_{3</text:p>
          </table:table-cell>
          <table:table-cell table:style-name="ce1" office:value-type="string" calcext:value-type="string">
            <text:p>e_{123</text:p>
          </table:table-cell>
          <table:table-cell table:style-name="ce1" office:value-type="string" calcext:value-type="string">
            <text:p>-e_{1</text:p>
          </table:table-cell>
          <table:table-cell table:style-name="ce1" office:value-type="string" calcext:value-type="string">
            <text:p>e_{03</text:p>
          </table:table-cell>
          <table:table-cell table:style-name="ce1" office:value-type="string" calcext:value-type="string">
            <text:p>$I$</text:p>
          </table:table-cell>
          <table:table-cell table:style-name="ce1" office:value-type="string" calcext:value-type="string">
            <text:p>-e_{01</text:p>
          </table:table-cell>
          <table:table-cell table:style-name="ce1" office:value-type="string" calcext:value-type="string">
            <text:p>-e_{2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e_{12</text:p>
          </table:table-cell>
          <table:table-cell table:style-name="ce1" office:value-type="string" calcext:value-type="string">
            <text:p>-e_{032</text:p>
          </table:table-cell>
          <table:table-cell table:style-name="ce1" office:value-type="string" calcext:value-type="string">
            <text:p>e_{0</text:p>
          </table:table-cell>
          <table:table-cell table:style-name="ce1" office:value-type="string" calcext:value-type="string">
            <text:p>e_{021</text:p>
          </table:table-cell>
          <table:table-cell table:style-name="ce1" office:value-type="string" calcext:value-type="string">
            <text:p>-e_{2</text:p>
          </table:table-cell>
          <table:table-cell table:style-name="ce1" office:value-type="string" calcext:value-type="string">
            <text:p>-e_{02</text:p>
          </table:table-cell>
          <table:table-cell/>
          <table:table-cell table:formula="of:=&quot;$&quot;&amp;[.A10]&amp;&quot;}$&quot;" office:value-type="string" office:string-value="$e_{31}$" calcext:value-type="string">
            <text:p>$e_{31}$</text:p>
          </table:table-cell>
          <table:table-cell table:formula="of:=&quot;$&quot;&amp;[.B10]&amp;&quot;}$&quot;" office:value-type="string" office:string-value="$-e_{013}$" calcext:value-type="string">
            <text:p>$-e_{013}$</text:p>
          </table:table-cell>
          <table:table-cell table:formula="of:=&quot;$&quot;&amp;[.C10]&amp;&quot;}$&quot;" office:value-type="string" office:string-value="$e_{3}$" calcext:value-type="string">
            <text:p>$e_{3}$</text:p>
          </table:table-cell>
          <table:table-cell table:formula="of:=&quot;$&quot;&amp;[.D10]&amp;&quot;}$&quot;" office:value-type="string" office:string-value="$e_{123}$" calcext:value-type="string">
            <text:p>$e_{123}$</text:p>
          </table:table-cell>
          <table:table-cell table:formula="of:=&quot;$&quot;&amp;[.E10]&amp;&quot;}$&quot;" office:value-type="string" office:string-value="$-e_{1}$" calcext:value-type="string">
            <text:p>$-e_{1}$</text:p>
          </table:table-cell>
          <table:table-cell table:formula="of:=&quot;$&quot;&amp;[.F10]&amp;&quot;}$&quot;" office:value-type="string" office:string-value="$e_{03}$" calcext:value-type="string">
            <text:p>$e_{03}$</text:p>
          </table:table-cell>
          <table:table-cell table:formula="of:=[.G10]" office:value-type="string" office:string-value="$I$" calcext:value-type="string">
            <text:p>$I$</text:p>
          </table:table-cell>
          <table:table-cell table:formula="of:=&quot;$&quot;&amp;[.H10]&amp;&quot;}$&quot;" office:value-type="string" office:string-value="$-e_{01}$" calcext:value-type="string">
            <text:p>$-e_{01}$</text:p>
          </table:table-cell>
          <table:table-cell table:formula="of:=&quot;$&quot;&amp;[.I10]&amp;&quot;}$&quot;" office:value-type="string" office:string-value="$-e_{23}$" calcext:value-type="string">
            <text:p>$-e_{23}$</text:p>
          </table:table-cell>
          <table:table-cell table:formula="of:=&quot;$&quot;&amp;[.J10]&amp;&quot;}$&quot;" office:value-type="string" office:string-value="$-1}$" calcext:value-type="string">
            <text:p>$-1}$</text:p>
          </table:table-cell>
          <table:table-cell table:formula="of:=&quot;$&quot;&amp;[.K10]&amp;&quot;}$&quot;" office:value-type="string" office:string-value="$e_{12}$" calcext:value-type="string">
            <text:p>$e_{12}$</text:p>
          </table:table-cell>
          <table:table-cell table:formula="of:=&quot;$&quot;&amp;[.L10]&amp;&quot;}$&quot;" office:value-type="string" office:string-value="$-e_{032}$" calcext:value-type="string">
            <text:p>$-e_{032}$</text:p>
          </table:table-cell>
          <table:table-cell table:formula="of:=&quot;$&quot;&amp;[.M10]&amp;&quot;}$&quot;" office:value-type="string" office:string-value="$e_{0}$" calcext:value-type="string">
            <text:p>$e_{0}$</text:p>
          </table:table-cell>
          <table:table-cell table:formula="of:=&quot;$&quot;&amp;[.N10]&amp;&quot;}$&quot;" office:value-type="string" office:string-value="$e_{021}$" calcext:value-type="string">
            <text:p>$e_{021}$</text:p>
          </table:table-cell>
          <table:table-cell table:formula="of:=&quot;$&quot;&amp;[.O10]&amp;&quot;}$&quot;" office:value-type="string" office:string-value="$-e_{2}$" calcext:value-type="string">
            <text:p>$-e_{2}$</text:p>
          </table:table-cell>
          <table:table-cell table:formula="of:=&quot;$&quot;&amp;[.P10]&amp;&quot;}$&quot;" office:value-type="string" office:string-value="$-e_{02}$" calcext:value-type="string">
            <text:p>$-e_{02}$</text:p>
          </table:table-cell>
        </table:table-row>
        <table:table-row table:style-name="ro1">
          <table:table-cell table:style-name="ce1" office:value-type="string" calcext:value-type="string">
            <text:p>e_{23</text:p>
          </table:table-cell>
          <table:table-cell table:style-name="ce1" office:value-type="string" calcext:value-type="string">
            <text:p>-e_{032</text:p>
          </table:table-cell>
          <table:table-cell table:style-name="ce1" office:value-type="string" calcext:value-type="string">
            <text:p>e_{123</text:p>
          </table:table-cell>
          <table:table-cell table:style-name="ce1" office:value-type="string" calcext:value-type="string">
            <text:p>-e_{3</text:p>
          </table:table-cell>
          <table:table-cell table:style-name="ce1" office:value-type="string" calcext:value-type="string">
            <text:p>e_{2</text:p>
          </table:table-cell>
          <table:table-cell table:style-name="ce1" office:value-type="string" calcext:value-type="string">
            <text:p>$I$</text:p>
          </table:table-cell>
          <table:table-cell table:style-name="ce1" office:value-type="string" calcext:value-type="string">
            <text:p>-e_{03</text:p>
          </table:table-cell>
          <table:table-cell table:style-name="ce1" office:value-type="string" calcext:value-type="string">
            <text:p>e_{02</text:p>
          </table:table-cell>
          <table:table-cell table:style-name="ce1" office:value-type="string" calcext:value-type="string">
            <text:p>e_{31</text:p>
          </table:table-cell>
          <table:table-cell table:style-name="ce1" office:value-type="string" calcext:value-type="string">
            <text:p>-e_{1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e_{013</text:p>
          </table:table-cell>
          <table:table-cell table:style-name="ce1" office:value-type="string" calcext:value-type="string">
            <text:p>-e_{021</text:p>
          </table:table-cell>
          <table:table-cell table:style-name="ce1" office:value-type="string" calcext:value-type="string">
            <text:p>e_{0</text:p>
          </table:table-cell>
          <table:table-cell table:style-name="ce1" office:value-type="string" calcext:value-type="string">
            <text:p>-e_{1</text:p>
          </table:table-cell>
          <table:table-cell table:style-name="ce1" office:value-type="string" calcext:value-type="string">
            <text:p>-e_{01</text:p>
          </table:table-cell>
          <table:table-cell/>
          <table:table-cell table:formula="of:=&quot;$&quot;&amp;[.A11]&amp;&quot;}$&quot;" office:value-type="string" office:string-value="$e_{23}$" calcext:value-type="string">
            <text:p>$e_{23}$</text:p>
          </table:table-cell>
          <table:table-cell table:formula="of:=&quot;$&quot;&amp;[.B11]&amp;&quot;}$&quot;" office:value-type="string" office:string-value="$-e_{032}$" calcext:value-type="string">
            <text:p>$-e_{032}$</text:p>
          </table:table-cell>
          <table:table-cell table:formula="of:=&quot;$&quot;&amp;[.C11]&amp;&quot;}$&quot;" office:value-type="string" office:string-value="$e_{123}$" calcext:value-type="string">
            <text:p>$e_{123}$</text:p>
          </table:table-cell>
          <table:table-cell table:formula="of:=&quot;$&quot;&amp;[.D11]&amp;&quot;}$&quot;" office:value-type="string" office:string-value="$-e_{3}$" calcext:value-type="string">
            <text:p>$-e_{3}$</text:p>
          </table:table-cell>
          <table:table-cell table:formula="of:=&quot;$&quot;&amp;[.E11]&amp;&quot;}$&quot;" office:value-type="string" office:string-value="$e_{2}$" calcext:value-type="string">
            <text:p>$e_{2}$</text:p>
          </table:table-cell>
          <table:table-cell table:formula="of:=[.F11]" office:value-type="string" office:string-value="$I$" calcext:value-type="string">
            <text:p>$I$</text:p>
          </table:table-cell>
          <table:table-cell table:formula="of:=&quot;$&quot;&amp;[.G11]&amp;&quot;}$&quot;" office:value-type="string" office:string-value="$-e_{03}$" calcext:value-type="string">
            <text:p>$-e_{03}$</text:p>
          </table:table-cell>
          <table:table-cell table:formula="of:=&quot;$&quot;&amp;[.H11]&amp;&quot;}$&quot;" office:value-type="string" office:string-value="$e_{02}$" calcext:value-type="string">
            <text:p>$e_{02}$</text:p>
          </table:table-cell>
          <table:table-cell table:formula="of:=&quot;$&quot;&amp;[.I11]&amp;&quot;}$&quot;" office:value-type="string" office:string-value="$e_{31}$" calcext:value-type="string">
            <text:p>$e_{31}$</text:p>
          </table:table-cell>
          <table:table-cell table:formula="of:=&quot;$&quot;&amp;[.J11]&amp;&quot;}$&quot;" office:value-type="string" office:string-value="$-e_{12}$" calcext:value-type="string">
            <text:p>$-e_{12}$</text:p>
          </table:table-cell>
          <table:table-cell table:formula="of:=&quot;$&quot;&amp;[.K11]&amp;&quot;}$&quot;" office:value-type="string" office:string-value="$-1}$" calcext:value-type="string">
            <text:p>$-1}$</text:p>
          </table:table-cell>
          <table:table-cell table:formula="of:=&quot;$&quot;&amp;[.L11]&amp;&quot;}$&quot;" office:value-type="string" office:string-value="$e_{013}$" calcext:value-type="string">
            <text:p>$e_{013}$</text:p>
          </table:table-cell>
          <table:table-cell table:formula="of:=&quot;$&quot;&amp;[.M11]&amp;&quot;}$&quot;" office:value-type="string" office:string-value="$-e_{021}$" calcext:value-type="string">
            <text:p>$-e_{021}$</text:p>
          </table:table-cell>
          <table:table-cell table:formula="of:=&quot;$&quot;&amp;[.N11]&amp;&quot;}$&quot;" office:value-type="string" office:string-value="$e_{0}$" calcext:value-type="string">
            <text:p>$e_{0}$</text:p>
          </table:table-cell>
          <table:table-cell table:formula="of:=&quot;$&quot;&amp;[.O11]&amp;&quot;}$&quot;" office:value-type="string" office:string-value="$-e_{1}$" calcext:value-type="string">
            <text:p>$-e_{1}$</text:p>
          </table:table-cell>
          <table:table-cell table:formula="of:=&quot;$&quot;&amp;[.P11]&amp;&quot;}$&quot;" office:value-type="string" office:string-value="$-e_{01}$" calcext:value-type="string">
            <text:p>$-e_{01}$</text:p>
          </table:table-cell>
        </table:table-row>
        <table:table-row table:style-name="ro1">
          <table:table-cell table:style-name="ce1" office:value-type="string" calcext:value-type="string">
            <text:p>e_{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_{02</text:p>
          </table:table-cell>
          <table:table-cell table:style-name="ce1" office:value-type="string" calcext:value-type="string">
            <text:p>-e_{01</text:p>
          </table:table-cell>
          <table:table-cell table:style-name="ce1" office:value-type="string" calcext:value-type="string">
            <text:p>$-I$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_{0</text:p>
          </table:table-cell>
          <table:table-cell table:style-name="ce1" office:value-type="string" calcext:value-type="string">
            <text:p>e_{032</text:p>
          </table:table-cell>
          <table:table-cell table:style-name="ce1" office:value-type="string" calcext:value-type="string">
            <text:p>-e_{0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_{03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$&quot;&amp;[.A12]&amp;&quot;}$&quot;" office:value-type="string" office:string-value="$e_{021}$" calcext:value-type="string">
            <text:p>$e_{021}$</text:p>
          </table:table-cell>
          <table:table-cell table:formula="of:=&quot;$&quot;&amp;[.B12]&amp;&quot;}$&quot;" office:value-type="string" office:string-value="$0}$" calcext:value-type="string">
            <text:p>$0}$</text:p>
          </table:table-cell>
          <table:table-cell table:formula="of:=&quot;$&quot;&amp;[.C12]&amp;&quot;}$&quot;" office:value-type="string" office:string-value="$e_{02}$" calcext:value-type="string">
            <text:p>$e_{02}$</text:p>
          </table:table-cell>
          <table:table-cell table:formula="of:=&quot;$&quot;&amp;[.D12]&amp;&quot;}$&quot;" office:value-type="string" office:string-value="$-e_{01}$" calcext:value-type="string">
            <text:p>$-e_{01}$</text:p>
          </table:table-cell>
          <table:table-cell table:formula="of:=[.E12]" office:value-type="string" office:string-value="$-I$" calcext:value-type="string">
            <text:p>$-I$</text:p>
          </table:table-cell>
          <table:table-cell table:formula="of:=&quot;$&quot;&amp;[.F12]&amp;&quot;}$&quot;" office:value-type="string" office:string-value="$0}$" calcext:value-type="string">
            <text:p>$0}$</text:p>
          </table:table-cell>
          <table:table-cell table:formula="of:=&quot;$&quot;&amp;[.G12]&amp;&quot;}$&quot;" office:value-type="string" office:string-value="$0}$" calcext:value-type="string">
            <text:p>$0}$</text:p>
          </table:table-cell>
          <table:table-cell table:formula="of:=&quot;$&quot;&amp;[.H12]&amp;&quot;}$&quot;" office:value-type="string" office:string-value="$0}$" calcext:value-type="string">
            <text:p>$0}$</text:p>
          </table:table-cell>
          <table:table-cell table:formula="of:=&quot;$&quot;&amp;[.I12]&amp;&quot;}$&quot;" office:value-type="string" office:string-value="$e_{0}$" calcext:value-type="string">
            <text:p>$e_{0}$</text:p>
          </table:table-cell>
          <table:table-cell table:formula="of:=&quot;$&quot;&amp;[.J12]&amp;&quot;}$&quot;" office:value-type="string" office:string-value="$e_{032}$" calcext:value-type="string">
            <text:p>$e_{032}$</text:p>
          </table:table-cell>
          <table:table-cell table:formula="of:=&quot;$&quot;&amp;[.K12]&amp;&quot;}$&quot;" office:value-type="string" office:string-value="$-e_{013}$" calcext:value-type="string">
            <text:p>$-e_{013}$</text:p>
          </table:table-cell>
          <table:table-cell table:formula="of:=&quot;$&quot;&amp;[.L12]&amp;&quot;}$&quot;" office:value-type="string" office:string-value="$0}$" calcext:value-type="string">
            <text:p>$0}$</text:p>
          </table:table-cell>
          <table:table-cell table:formula="of:=&quot;$&quot;&amp;[.M12]&amp;&quot;}$&quot;" office:value-type="string" office:string-value="$0}$" calcext:value-type="string">
            <text:p>$0}$</text:p>
          </table:table-cell>
          <table:table-cell table:formula="of:=&quot;$&quot;&amp;[.N12]&amp;&quot;}$&quot;" office:value-type="string" office:string-value="$0}$" calcext:value-type="string">
            <text:p>$0}$</text:p>
          </table:table-cell>
          <table:table-cell table:formula="of:=&quot;$&quot;&amp;[.O12]&amp;&quot;}$&quot;" office:value-type="string" office:string-value="$e_{03}$" calcext:value-type="string">
            <text:p>$e_{03}$</text:p>
          </table:table-cell>
          <table:table-cell table:formula="of:=&quot;$&quot;&amp;[.P12]&amp;&quot;}$&quot;" office:value-type="string" office:string-value="$0}$" calcext:value-type="string">
            <text:p>$0}$</text:p>
          </table:table-cell>
        </table:table-row>
        <table:table-row table:style-name="ro1">
          <table:table-cell table:style-name="ce1" office:value-type="string" calcext:value-type="string">
            <text:p>e_{0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e_{03</text:p>
          </table:table-cell>
          <table:table-cell table:style-name="ce1" office:value-type="string" calcext:value-type="string">
            <text:p>$-I$</text:p>
          </table:table-cell>
          <table:table-cell table:style-name="ce1" office:value-type="string" calcext:value-type="string">
            <text:p>e_{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e_{032</text:p>
          </table:table-cell>
          <table:table-cell table:style-name="ce1" office:value-type="string" calcext:value-type="string">
            <text:p>e_{0</text:p>
          </table:table-cell>
          <table:table-cell table:style-name="ce1" office:value-type="string" calcext:value-type="string">
            <text:p>e_{0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_{02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$&quot;&amp;[.A13]&amp;&quot;}$&quot;" office:value-type="string" office:string-value="$e_{013}$" calcext:value-type="string">
            <text:p>$e_{013}$</text:p>
          </table:table-cell>
          <table:table-cell table:formula="of:=&quot;$&quot;&amp;[.B13]&amp;&quot;}$&quot;" office:value-type="string" office:string-value="$0}$" calcext:value-type="string">
            <text:p>$0}$</text:p>
          </table:table-cell>
          <table:table-cell table:formula="of:=&quot;$&quot;&amp;[.C13]&amp;&quot;}$&quot;" office:value-type="string" office:string-value="$-e_{03}$" calcext:value-type="string">
            <text:p>$-e_{03}$</text:p>
          </table:table-cell>
          <table:table-cell table:formula="of:=[.D13]" office:value-type="string" office:string-value="$-I$" calcext:value-type="string">
            <text:p>$-I$</text:p>
          </table:table-cell>
          <table:table-cell table:formula="of:=&quot;$&quot;&amp;[.E13]&amp;&quot;}$&quot;" office:value-type="string" office:string-value="$e_{01}$" calcext:value-type="string">
            <text:p>$e_{01}$</text:p>
          </table:table-cell>
          <table:table-cell table:formula="of:=&quot;$&quot;&amp;[.F13]&amp;&quot;}$&quot;" office:value-type="string" office:string-value="$0}$" calcext:value-type="string">
            <text:p>$0}$</text:p>
          </table:table-cell>
          <table:table-cell table:formula="of:=&quot;$&quot;&amp;[.G13]&amp;&quot;}$&quot;" office:value-type="string" office:string-value="$0}$" calcext:value-type="string">
            <text:p>$0}$</text:p>
          </table:table-cell>
          <table:table-cell table:formula="of:=&quot;$&quot;&amp;[.H13]&amp;&quot;}$&quot;" office:value-type="string" office:string-value="$0}$" calcext:value-type="string">
            <text:p>$0}$</text:p>
          </table:table-cell>
          <table:table-cell table:formula="of:=&quot;$&quot;&amp;[.I13]&amp;&quot;}$&quot;" office:value-type="string" office:string-value="$-e_{032}$" calcext:value-type="string">
            <text:p>$-e_{032}$</text:p>
          </table:table-cell>
          <table:table-cell table:formula="of:=&quot;$&quot;&amp;[.J13]&amp;&quot;}$&quot;" office:value-type="string" office:string-value="$e_{0}$" calcext:value-type="string">
            <text:p>$e_{0}$</text:p>
          </table:table-cell>
          <table:table-cell table:formula="of:=&quot;$&quot;&amp;[.K13]&amp;&quot;}$&quot;" office:value-type="string" office:string-value="$e_{021}$" calcext:value-type="string">
            <text:p>$e_{021}$</text:p>
          </table:table-cell>
          <table:table-cell table:formula="of:=&quot;$&quot;&amp;[.L13]&amp;&quot;}$&quot;" office:value-type="string" office:string-value="$0}$" calcext:value-type="string">
            <text:p>$0}$</text:p>
          </table:table-cell>
          <table:table-cell table:formula="of:=&quot;$&quot;&amp;[.M13]&amp;&quot;}$&quot;" office:value-type="string" office:string-value="$0}$" calcext:value-type="string">
            <text:p>$0}$</text:p>
          </table:table-cell>
          <table:table-cell table:formula="of:=&quot;$&quot;&amp;[.N13]&amp;&quot;}$&quot;" office:value-type="string" office:string-value="$0}$" calcext:value-type="string">
            <text:p>$0}$</text:p>
          </table:table-cell>
          <table:table-cell table:formula="of:=&quot;$&quot;&amp;[.O13]&amp;&quot;}$&quot;" office:value-type="string" office:string-value="$e_{02}$" calcext:value-type="string">
            <text:p>$e_{02}$</text:p>
          </table:table-cell>
          <table:table-cell table:formula="of:=&quot;$&quot;&amp;[.P13]&amp;&quot;}$&quot;" office:value-type="string" office:string-value="$0}$" calcext:value-type="string">
            <text:p>$0}$</text:p>
          </table:table-cell>
        </table:table-row>
        <table:table-row table:style-name="ro1">
          <table:table-cell table:style-name="ce1" office:value-type="string" calcext:value-type="string">
            <text:p>e_{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$-I$</text:p>
          </table:table-cell>
          <table:table-cell table:style-name="ce1" office:value-type="string" calcext:value-type="string">
            <text:p>e_{03</text:p>
          </table:table-cell>
          <table:table-cell table:style-name="ce1" office:value-type="string" calcext:value-type="string">
            <text:p>-e_{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_{013</text:p>
          </table:table-cell>
          <table:table-cell table:style-name="ce1" office:value-type="string" calcext:value-type="string">
            <text:p>-e_{021</text:p>
          </table:table-cell>
          <table:table-cell table:style-name="ce1" office:value-type="string" calcext:value-type="string">
            <text:p>e_{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_{0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$&quot;&amp;[.A14]&amp;&quot;}$&quot;" office:value-type="string" office:string-value="$e_{032}$" calcext:value-type="string">
            <text:p>$e_{032}$</text:p>
          </table:table-cell>
          <table:table-cell table:formula="of:=&quot;$&quot;&amp;[.B14]&amp;&quot;}$&quot;" office:value-type="string" office:string-value="$0}$" calcext:value-type="string">
            <text:p>$0}$</text:p>
          </table:table-cell>
          <table:table-cell table:formula="of:=[.C14]" office:value-type="string" office:string-value="$-I$" calcext:value-type="string">
            <text:p>$-I$</text:p>
          </table:table-cell>
          <table:table-cell table:formula="of:=&quot;$&quot;&amp;[.D14]&amp;&quot;}$&quot;" office:value-type="string" office:string-value="$e_{03}$" calcext:value-type="string">
            <text:p>$e_{03}$</text:p>
          </table:table-cell>
          <table:table-cell table:formula="of:=&quot;$&quot;&amp;[.E14]&amp;&quot;}$&quot;" office:value-type="string" office:string-value="$-e_{02}$" calcext:value-type="string">
            <text:p>$-e_{02}$</text:p>
          </table:table-cell>
          <table:table-cell table:formula="of:=&quot;$&quot;&amp;[.F14]&amp;&quot;}$&quot;" office:value-type="string" office:string-value="$0}$" calcext:value-type="string">
            <text:p>$0}$</text:p>
          </table:table-cell>
          <table:table-cell table:formula="of:=&quot;$&quot;&amp;[.G14]&amp;&quot;}$&quot;" office:value-type="string" office:string-value="$0}$" calcext:value-type="string">
            <text:p>$0}$</text:p>
          </table:table-cell>
          <table:table-cell table:formula="of:=&quot;$&quot;&amp;[.H14]&amp;&quot;}$&quot;" office:value-type="string" office:string-value="$0}$" calcext:value-type="string">
            <text:p>$0}$</text:p>
          </table:table-cell>
          <table:table-cell table:formula="of:=&quot;$&quot;&amp;[.I14]&amp;&quot;}$&quot;" office:value-type="string" office:string-value="$e_{013}$" calcext:value-type="string">
            <text:p>$e_{013}$</text:p>
          </table:table-cell>
          <table:table-cell table:formula="of:=&quot;$&quot;&amp;[.J14]&amp;&quot;}$&quot;" office:value-type="string" office:string-value="$-e_{021}$" calcext:value-type="string">
            <text:p>$-e_{021}$</text:p>
          </table:table-cell>
          <table:table-cell table:formula="of:=&quot;$&quot;&amp;[.K14]&amp;&quot;}$&quot;" office:value-type="string" office:string-value="$e_{0}$" calcext:value-type="string">
            <text:p>$e_{0}$</text:p>
          </table:table-cell>
          <table:table-cell table:formula="of:=&quot;$&quot;&amp;[.L14]&amp;&quot;}$&quot;" office:value-type="string" office:string-value="$0}$" calcext:value-type="string">
            <text:p>$0}$</text:p>
          </table:table-cell>
          <table:table-cell table:formula="of:=&quot;$&quot;&amp;[.M14]&amp;&quot;}$&quot;" office:value-type="string" office:string-value="$0}$" calcext:value-type="string">
            <text:p>$0}$</text:p>
          </table:table-cell>
          <table:table-cell table:formula="of:=&quot;$&quot;&amp;[.N14]&amp;&quot;}$&quot;" office:value-type="string" office:string-value="$0}$" calcext:value-type="string">
            <text:p>$0}$</text:p>
          </table:table-cell>
          <table:table-cell table:formula="of:=&quot;$&quot;&amp;[.O14]&amp;&quot;}$&quot;" office:value-type="string" office:string-value="$e_{01}$" calcext:value-type="string">
            <text:p>$e_{01}$</text:p>
          </table:table-cell>
          <table:table-cell table:formula="of:=&quot;$&quot;&amp;[.P14]&amp;&quot;}$&quot;" office:value-type="string" office:string-value="$0}$" calcext:value-type="string">
            <text:p>$0}$</text:p>
          </table:table-cell>
        </table:table-row>
        <table:table-row table:style-name="ro1">
          <table:table-cell table:style-name="ce1" office:value-type="string" calcext:value-type="string">
            <text:p>e_{123</text:p>
          </table:table-cell>
          <table:table-cell table:style-name="ce1" office:value-type="string" calcext:value-type="string">
            <text:p>$-I$</text:p>
          </table:table-cell>
          <table:table-cell table:style-name="ce1" office:value-type="string" calcext:value-type="string">
            <text:p>e_{23</text:p>
          </table:table-cell>
          <table:table-cell table:style-name="ce1" office:value-type="string" calcext:value-type="string">
            <text:p>e_{31</text:p>
          </table:table-cell>
          <table:table-cell table:style-name="ce1" office:value-type="string" calcext:value-type="string">
            <text:p>e_{12</text:p>
          </table:table-cell>
          <table:table-cell table:style-name="ce1" office:value-type="string" calcext:value-type="string">
            <text:p>e_{032</text:p>
          </table:table-cell>
          <table:table-cell table:style-name="ce1" office:value-type="string" calcext:value-type="string">
            <text:p>e_{013</text:p>
          </table:table-cell>
          <table:table-cell table:style-name="ce1" office:value-type="string" calcext:value-type="string">
            <text:p>e_{021</text:p>
          </table:table-cell>
          <table:table-cell table:style-name="ce1" office:value-type="string" calcext:value-type="string">
            <text:p>-e_{3</text:p>
          </table:table-cell>
          <table:table-cell table:style-name="ce1" office:value-type="string" calcext:value-type="string">
            <text:p>-e_{2</text:p>
          </table:table-cell>
          <table:table-cell table:style-name="ce1" office:value-type="string" calcext:value-type="string">
            <text:p>-e_{1</text:p>
          </table:table-cell>
          <table:table-cell table:style-name="ce1" office:value-type="string" calcext:value-type="string">
            <text:p>-e_{03</text:p>
          </table:table-cell>
          <table:table-cell table:style-name="ce1" office:value-type="string" calcext:value-type="string">
            <text:p>-e_{02</text:p>
          </table:table-cell>
          <table:table-cell table:style-name="ce1" office:value-type="string" calcext:value-type="string">
            <text:p>-e_{01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e_{0</text:p>
          </table:table-cell>
          <table:table-cell/>
          <table:table-cell table:formula="of:=&quot;$&quot;&amp;[.A15]&amp;&quot;}$&quot;" office:value-type="string" office:string-value="$e_{123}$" calcext:value-type="string">
            <text:p>$e_{123}$</text:p>
          </table:table-cell>
          <table:table-cell table:formula="of:=[.B15]" office:value-type="string" office:string-value="$-I$" calcext:value-type="string">
            <text:p>$-I$</text:p>
          </table:table-cell>
          <table:table-cell table:formula="of:=&quot;$&quot;&amp;[.C15]&amp;&quot;}$&quot;" office:value-type="string" office:string-value="$e_{23}$" calcext:value-type="string">
            <text:p>$e_{23}$</text:p>
          </table:table-cell>
          <table:table-cell table:formula="of:=&quot;$&quot;&amp;[.D15]&amp;&quot;}$&quot;" office:value-type="string" office:string-value="$e_{31}$" calcext:value-type="string">
            <text:p>$e_{31}$</text:p>
          </table:table-cell>
          <table:table-cell table:formula="of:=&quot;$&quot;&amp;[.E15]&amp;&quot;}$&quot;" office:value-type="string" office:string-value="$e_{12}$" calcext:value-type="string">
            <text:p>$e_{12}$</text:p>
          </table:table-cell>
          <table:table-cell table:formula="of:=&quot;$&quot;&amp;[.F15]&amp;&quot;}$&quot;" office:value-type="string" office:string-value="$e_{032}$" calcext:value-type="string">
            <text:p>$e_{032}$</text:p>
          </table:table-cell>
          <table:table-cell table:formula="of:=&quot;$&quot;&amp;[.G15]&amp;&quot;}$&quot;" office:value-type="string" office:string-value="$e_{013}$" calcext:value-type="string">
            <text:p>$e_{013}$</text:p>
          </table:table-cell>
          <table:table-cell table:formula="of:=&quot;$&quot;&amp;[.H15]&amp;&quot;}$&quot;" office:value-type="string" office:string-value="$e_{021}$" calcext:value-type="string">
            <text:p>$e_{021}$</text:p>
          </table:table-cell>
          <table:table-cell table:formula="of:=&quot;$&quot;&amp;[.I15]&amp;&quot;}$&quot;" office:value-type="string" office:string-value="$-e_{3}$" calcext:value-type="string">
            <text:p>$-e_{3}$</text:p>
          </table:table-cell>
          <table:table-cell table:formula="of:=&quot;$&quot;&amp;[.J15]&amp;&quot;}$&quot;" office:value-type="string" office:string-value="$-e_{2}$" calcext:value-type="string">
            <text:p>$-e_{2}$</text:p>
          </table:table-cell>
          <table:table-cell table:formula="of:=&quot;$&quot;&amp;[.K15]&amp;&quot;}$&quot;" office:value-type="string" office:string-value="$-e_{1}$" calcext:value-type="string">
            <text:p>$-e_{1}$</text:p>
          </table:table-cell>
          <table:table-cell table:formula="of:=&quot;$&quot;&amp;[.L15]&amp;&quot;}$&quot;" office:value-type="string" office:string-value="$-e_{03}$" calcext:value-type="string">
            <text:p>$-e_{03}$</text:p>
          </table:table-cell>
          <table:table-cell table:formula="of:=&quot;$&quot;&amp;[.M15]&amp;&quot;}$&quot;" office:value-type="string" office:string-value="$-e_{02}$" calcext:value-type="string">
            <text:p>$-e_{02}$</text:p>
          </table:table-cell>
          <table:table-cell table:formula="of:=&quot;$&quot;&amp;[.N15]&amp;&quot;}$&quot;" office:value-type="string" office:string-value="$-e_{01}$" calcext:value-type="string">
            <text:p>$-e_{01}$</text:p>
          </table:table-cell>
          <table:table-cell table:formula="of:=&quot;$&quot;&amp;[.O15]&amp;&quot;}$&quot;" office:value-type="string" office:string-value="$-1}$" calcext:value-type="string">
            <text:p>$-1}$</text:p>
          </table:table-cell>
          <table:table-cell table:formula="of:=&quot;$&quot;&amp;[.P15]&amp;&quot;}$&quot;" office:value-type="string" office:string-value="$e_{0}$" calcext:value-type="string">
            <text:p>$e_{0}$</text:p>
          </table:table-cell>
        </table:table-row>
        <table:table-row table:style-name="ro1">
          <table:table-cell table:style-name="ce1" office:value-type="string" calcext:value-type="string">
            <text:p>$I$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e_{032</text:p>
          </table:table-cell>
          <table:table-cell table:style-name="ce1" office:value-type="string" calcext:value-type="string">
            <text:p>-e_{013</text:p>
          </table:table-cell>
          <table:table-cell table:style-name="ce1" office:value-type="string" calcext:value-type="string">
            <text:p>-e_{0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e_{03</text:p>
          </table:table-cell>
          <table:table-cell table:style-name="ce1" office:value-type="string" calcext:value-type="string">
            <text:p>-e_{02</text:p>
          </table:table-cell>
          <table:table-cell table:style-name="ce1" office:value-type="string" calcext:value-type="string">
            <text:p>-e_{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e_{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[.A16]" office:value-type="string" office:string-value="$I$" calcext:value-type="string">
            <text:p>$I$</text:p>
          </table:table-cell>
          <table:table-cell table:formula="of:=&quot;$&quot;&amp;[.B16]&amp;&quot;}$&quot;" office:value-type="string" office:string-value="$0}$" calcext:value-type="string">
            <text:p>$0}$</text:p>
          </table:table-cell>
          <table:table-cell table:formula="of:=&quot;$&quot;&amp;[.C16]&amp;&quot;}$&quot;" office:value-type="string" office:string-value="$-e_{032}$" calcext:value-type="string">
            <text:p>$-e_{032}$</text:p>
          </table:table-cell>
          <table:table-cell table:formula="of:=&quot;$&quot;&amp;[.D16]&amp;&quot;}$&quot;" office:value-type="string" office:string-value="$-e_{013}$" calcext:value-type="string">
            <text:p>$-e_{013}$</text:p>
          </table:table-cell>
          <table:table-cell table:formula="of:=&quot;$&quot;&amp;[.E16]&amp;&quot;}$&quot;" office:value-type="string" office:string-value="$-e_{021}$" calcext:value-type="string">
            <text:p>$-e_{021}$</text:p>
          </table:table-cell>
          <table:table-cell table:formula="of:=&quot;$&quot;&amp;[.F16]&amp;&quot;}$&quot;" office:value-type="string" office:string-value="$0}$" calcext:value-type="string">
            <text:p>$0}$</text:p>
          </table:table-cell>
          <table:table-cell table:formula="of:=&quot;$&quot;&amp;[.G16]&amp;&quot;}$&quot;" office:value-type="string" office:string-value="$0}$" calcext:value-type="string">
            <text:p>$0}$</text:p>
          </table:table-cell>
          <table:table-cell table:formula="of:=&quot;$&quot;&amp;[.H16]&amp;&quot;}$&quot;" office:value-type="string" office:string-value="$0}$" calcext:value-type="string">
            <text:p>$0}$</text:p>
          </table:table-cell>
          <table:table-cell table:formula="of:=&quot;$&quot;&amp;[.I16]&amp;&quot;}$&quot;" office:value-type="string" office:string-value="$-e_{03}$" calcext:value-type="string">
            <text:p>$-e_{03}$</text:p>
          </table:table-cell>
          <table:table-cell table:formula="of:=&quot;$&quot;&amp;[.J16]&amp;&quot;}$&quot;" office:value-type="string" office:string-value="$-e_{02}$" calcext:value-type="string">
            <text:p>$-e_{02}$</text:p>
          </table:table-cell>
          <table:table-cell table:formula="of:=&quot;$&quot;&amp;[.K16]&amp;&quot;}$&quot;" office:value-type="string" office:string-value="$-e_{01}$" calcext:value-type="string">
            <text:p>$-e_{01}$</text:p>
          </table:table-cell>
          <table:table-cell table:formula="of:=&quot;$&quot;&amp;[.L16]&amp;&quot;}$&quot;" office:value-type="string" office:string-value="$0}$" calcext:value-type="string">
            <text:p>$0}$</text:p>
          </table:table-cell>
          <table:table-cell table:formula="of:=&quot;$&quot;&amp;[.M16]&amp;&quot;}$&quot;" office:value-type="string" office:string-value="$0}$" calcext:value-type="string">
            <text:p>$0}$</text:p>
          </table:table-cell>
          <table:table-cell table:formula="of:=&quot;$&quot;&amp;[.N16]&amp;&quot;}$&quot;" office:value-type="string" office:string-value="$0}$" calcext:value-type="string">
            <text:p>$0}$</text:p>
          </table:table-cell>
          <table:table-cell table:formula="of:=&quot;$&quot;&amp;[.O16]&amp;&quot;}$&quot;" office:value-type="string" office:string-value="$-e_{0}$" calcext:value-type="string">
            <text:p>$-e_{0}$</text:p>
          </table:table-cell>
          <table:table-cell table:formula="of:=&quot;$&quot;&amp;[.P16]&amp;&quot;}$&quot;" office:value-type="string" office:string-value="$0}$" calcext:value-type="string">
            <text:p>$0}$</text:p>
          </table:table-cell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17"/>
          <table:table-cell office:value-type="string" calcext:value-type="string">
            <text:p>$1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e_{1}$</text:p>
          </table:table-cell>
          <table:table-cell office:value-type="string" calcext:value-type="string">
            <text:p>$e_{2}$</text:p>
          </table:table-cell>
          <table:table-cell office:value-type="string" calcext:value-type="string">
            <text:p>$e_{3}$</text:p>
          </table:table-cell>
          <table:table-cell office:value-type="string" calcext:value-type="string">
            <text:p>$e_{01}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e_{03}$</text:p>
          </table:table-cell>
          <table:table-cell office:value-type="string" calcext:value-type="string">
            <text:p>$e_{12}$</text:p>
          </table:table-cell>
          <table:table-cell office:value-type="string" calcext:value-type="string">
            <text:p>$e_{31}$</text:p>
          </table:table-cell>
          <table:table-cell office:value-type="string" calcext:value-type="string">
            <text:p>$e_{23}$</text:p>
          </table:table-cell>
          <table:table-cell office:value-type="string" calcext:value-type="string">
            <text:p>$e_{021}$</text:p>
          </table:table-cell>
          <table:table-cell office:value-type="string" calcext:value-type="string">
            <text:p>$e_{013}$</text:p>
          </table:table-cell>
          <table:table-cell office:value-type="string" calcext:value-type="string">
            <text:p>$e_{032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I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0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e_{01}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e_{03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-e_{032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1}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1}$</text:p>
          </table:table-cell>
          <table:table-cell office:value-type="string" calcext:value-type="string">
            <text:p>$e_{12}$</text:p>
          </table:table-cell>
          <table:table-cell office:value-type="string" calcext:value-type="string">
            <text:p>$-e_{31}$</text:p>
          </table:table-cell>
          <table:table-cell office:value-type="string" calcext:value-type="string">
            <text:p>$-e_{0}$</text:p>
          </table:table-cell>
          <table:table-cell office:value-type="string" calcext:value-type="string">
            <text:p>$e_{021}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e_{2}$</text:p>
          </table:table-cell>
          <table:table-cell office:value-type="string" calcext:value-type="string">
            <text:p>$-e_{3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e_{23}$</text:p>
          </table:table-cell>
          <table:table-cell office:value-type="string" calcext:value-type="string">
            <text:p>$e_{032}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2}$</text:p>
          </table:table-cell>
          <table:table-cell office:value-type="string" calcext:value-type="string">
            <text:p>$-e_{02}$</text:p>
          </table:table-cell>
          <table:table-cell office:value-type="string" calcext:value-type="string">
            <text:p>$-e_{12}$</text:p>
          </table:table-cell>
          <table:table-cell office:value-type="string" calcext:value-type="string">
            <text:p>$1}$</text:p>
          </table:table-cell>
          <table:table-cell office:value-type="string" calcext:value-type="string">
            <text:p>$e_{23}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-e_{0}$</text:p>
          </table:table-cell>
          <table:table-cell office:value-type="string" calcext:value-type="string">
            <text:p>$e_{032}$</text:p>
          </table:table-cell>
          <table:table-cell office:value-type="string" calcext:value-type="string">
            <text:p>$-e_{1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e_{3}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e_{03}$</text:p>
          </table:table-cell>
          <table:table-cell office:value-type="string" calcext:value-type="string">
            <text:p>$e_{31}$</text:p>
          </table:table-cell>
          <table:table-cell office:value-type="string" calcext:value-type="string">
            <text:p>$e_{013}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3}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e_{31}$</text:p>
          </table:table-cell>
          <table:table-cell office:value-type="string" calcext:value-type="string">
            <text:p>$-e_{23}$</text:p>
          </table:table-cell>
          <table:table-cell office:value-type="string" calcext:value-type="string">
            <text:p>$1}$</text:p>
          </table:table-cell>
          <table:table-cell office:value-type="string" calcext:value-type="string">
            <text:p>$e_{013}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-e_{0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e_{1}$</text:p>
          </table:table-cell>
          <table:table-cell office:value-type="string" calcext:value-type="string">
            <text:p>$-e_{2}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e_{01}$</text:p>
          </table:table-cell>
          <table:table-cell office:value-type="string" calcext:value-type="string">
            <text:p>$-e_{02}$</text:p>
          </table:table-cell>
          <table:table-cell office:value-type="string" calcext:value-type="string">
            <text:p>$e_{12}$</text:p>
          </table:table-cell>
          <table:table-cell office:value-type="string" calcext:value-type="string">
            <text:p>$e_{021}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01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e_{013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I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02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e_{021}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-e_{032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e_{03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03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e_{032}$</text:p>
          </table:table-cell>
          <table:table-cell office:value-type="string" calcext:value-type="string">
            <text:p>$e_{0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e_{01}$</text:p>
          </table:table-cell>
          <table:table-cell office:value-type="string" calcext:value-type="string">
            <text:p>$-e_{02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12}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-e_{2}$</text:p>
          </table:table-cell>
          <table:table-cell office:value-type="string" calcext:value-type="string">
            <text:p>$e_{1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-e_{02}$</text:p>
          </table:table-cell>
          <table:table-cell office:value-type="string" calcext:value-type="string">
            <text:p>$e_{01}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-1}$</text:p>
          </table:table-cell>
          <table:table-cell office:value-type="string" calcext:value-type="string">
            <text:p>$e_{23}$</text:p>
          </table:table-cell>
          <table:table-cell office:value-type="string" calcext:value-type="string">
            <text:p>$-e_{31}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e_{032}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-e_{3}$</text:p>
          </table:table-cell>
          <table:table-cell office:value-type="string" calcext:value-type="string">
            <text:p>$-e_{03}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31}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e_{3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-e_{1}$</text:p>
          </table:table-cell>
          <table:table-cell office:value-type="string" calcext:value-type="string">
            <text:p>$e_{03}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-e_{23}$</text:p>
          </table:table-cell>
          <table:table-cell office:value-type="string" calcext:value-type="string">
            <text:p>$-1}$</text:p>
          </table:table-cell>
          <table:table-cell office:value-type="string" calcext:value-type="string">
            <text:p>$e_{12}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e_{021}$</text:p>
          </table:table-cell>
          <table:table-cell office:value-type="string" calcext:value-type="string">
            <text:p>$-e_{2}$</text:p>
          </table:table-cell>
          <table:table-cell office:value-type="string" calcext:value-type="string">
            <text:p>$-e_{02}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23}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-e_{3}$</text:p>
          </table:table-cell>
          <table:table-cell office:value-type="string" calcext:value-type="string">
            <text:p>$e_{2}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e_{31}$</text:p>
          </table:table-cell>
          <table:table-cell office:value-type="string" calcext:value-type="string">
            <text:p>$-e_{12}$</text:p>
          </table:table-cell>
          <table:table-cell office:value-type="string" calcext:value-type="string">
            <text:p>$-1}$</text:p>
          </table:table-cell>
          <table:table-cell office:value-type="string" calcext:value-type="string">
            <text:p>$e_{013}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-e_{1}$</text:p>
          </table:table-cell>
          <table:table-cell office:value-type="string" calcext:value-type="string">
            <text:p>$-e_{01}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021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-I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e_{032}$</text:p>
          </table:table-cell>
          <table:table-cell office:value-type="string" calcext:value-type="string">
            <text:p>$-e_{013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e_{03}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013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-I$</text:p>
          </table:table-cell>
          <table:table-cell office:value-type="string" calcext:value-type="string">
            <text:p>$e_{01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e_{021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032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-I$</text:p>
          </table:table-cell>
          <table:table-cell office:value-type="string" calcext:value-type="string">
            <text:p>$e_{03}$</text:p>
          </table:table-cell>
          <table:table-cell office:value-type="string" calcext:value-type="string">
            <text:p>$-e_{02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e_{013}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e_{0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e_{01}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e_{123}$</text:p>
          </table:table-cell>
          <table:table-cell office:value-type="string" calcext:value-type="string">
            <text:p>$-I$</text:p>
          </table:table-cell>
          <table:table-cell office:value-type="string" calcext:value-type="string">
            <text:p>$e_{23}$</text:p>
          </table:table-cell>
          <table:table-cell office:value-type="string" calcext:value-type="string">
            <text:p>$e_{31}$</text:p>
          </table:table-cell>
          <table:table-cell office:value-type="string" calcext:value-type="string">
            <text:p>$e_{12}$</text:p>
          </table:table-cell>
          <table:table-cell office:value-type="string" calcext:value-type="string">
            <text:p>$e_{032}$</text:p>
          </table:table-cell>
          <table:table-cell office:value-type="string" calcext:value-type="string">
            <text:p>$e_{013}$</text:p>
          </table:table-cell>
          <table:table-cell office:value-type="string" calcext:value-type="string">
            <text:p>$e_{021}$</text:p>
          </table:table-cell>
          <table:table-cell office:value-type="string" calcext:value-type="string">
            <text:p>$-e_{3}$</text:p>
          </table:table-cell>
          <table:table-cell office:value-type="string" calcext:value-type="string">
            <text:p>$-e_{2}$</text:p>
          </table:table-cell>
          <table:table-cell office:value-type="string" calcext:value-type="string">
            <text:p>$-e_{1}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-e_{02}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-1}$</text:p>
          </table:table-cell>
          <table:table-cell office:value-type="string" calcext:value-type="string">
            <text:p>$e_{0}$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$I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-e_{021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-e_{02}$</text:p>
          </table:table-cell>
          <table:table-cell office:value-type="string" calcext:value-type="string">
            <text:p>$-e_{01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}$</text:p>
          </table:table-cell>
          <table:table-cell office:value-type="string" calcext:value-type="string">
            <text:p>$0$</text:p>
          </table:table-cell>
        </table:table-row>
      </table:table>
      <table:table table:name="Sheet2" table:style-name="ta1">
        <table:table-column table:style-name="co1" table:number-columns-repeated="16" table:default-cell-style-name="ce2"/>
        <table:table-row table:style-name="ro1">
          <table:table-cell office:value-type="string" calcext:value-type="string">
            <text:p>$1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e_{1}$</text:p>
          </table:table-cell>
          <table:table-cell office:value-type="string" calcext:value-type="string">
            <text:p>$e_{2}$</text:p>
          </table:table-cell>
          <table:table-cell office:value-type="string" calcext:value-type="string">
            <text:p>$e_{3}$</text:p>
          </table:table-cell>
          <table:table-cell office:value-type="string" calcext:value-type="string">
            <text:p>$e_{01}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e_{03}$</text:p>
          </table:table-cell>
          <table:table-cell office:value-type="string" calcext:value-type="string">
            <text:p>$e_{12}$</text:p>
          </table:table-cell>
          <table:table-cell office:value-type="string" calcext:value-type="string">
            <text:p>$e_{23}$</text:p>
          </table:table-cell>
          <table:table-cell office:value-type="string" calcext:value-type="string">
            <text:p>$e_{31}$</text:p>
          </table:table-cell>
          <table:table-cell office:value-type="string" calcext:value-type="string">
            <text:p>$e_{021}$</text:p>
          </table:table-cell>
          <table:table-cell office:value-type="string" calcext:value-type="string">
            <text:p>$e_{013}$</text:p>
          </table:table-cell>
          <table:table-cell office:value-type="string" calcext:value-type="string">
            <text:p>$e_{032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I$</text:p>
          </table:table-cell>
        </table:table-row>
        <table:table-row table:style-name="ro1">
          <table:table-cell office:value-type="string" calcext:value-type="string">
            <text:p>$e_{0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e_{01}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e_{03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-e_{013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office:value-type="string" calcext:value-type="string">
            <text:p>$e_{1}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1}$</text:p>
          </table:table-cell>
          <table:table-cell office:value-type="string" calcext:value-type="string">
            <text:p>$e_{12}$</text:p>
          </table:table-cell>
          <table:table-cell office:value-type="string" calcext:value-type="string">
            <text:p>$-e_{31}$</text:p>
          </table:table-cell>
          <table:table-cell office:value-type="string" calcext:value-type="string">
            <text:p>$-e_{0}$</text:p>
          </table:table-cell>
          <table:table-cell office:value-type="string" calcext:value-type="string">
            <text:p>$e_{021}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e_{2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-e_{3}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e_{23}$</text:p>
          </table:table-cell>
          <table:table-cell office:value-type="string" calcext:value-type="string">
            <text:p>$e_{032}$</text:p>
          </table:table-cell>
        </table:table-row>
        <table:table-row table:style-name="ro1">
          <table:table-cell office:value-type="string" calcext:value-type="string">
            <text:p>$e_{2}$</text:p>
          </table:table-cell>
          <table:table-cell office:value-type="string" calcext:value-type="string">
            <text:p>$-e_{02}$</text:p>
          </table:table-cell>
          <table:table-cell office:value-type="string" calcext:value-type="string">
            <text:p>$-e_{12}$</text:p>
          </table:table-cell>
          <table:table-cell office:value-type="string" calcext:value-type="string">
            <text:p>$1}$</text:p>
          </table:table-cell>
          <table:table-cell office:value-type="string" calcext:value-type="string">
            <text:p>$e_{23}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-e_{0}$</text:p>
          </table:table-cell>
          <table:table-cell office:value-type="string" calcext:value-type="string">
            <text:p>$e_{032}$</text:p>
          </table:table-cell>
          <table:table-cell office:value-type="string" calcext:value-type="string">
            <text:p>$-e_{1}$</text:p>
          </table:table-cell>
          <table:table-cell office:value-type="string" calcext:value-type="string">
            <text:p>$e_{3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e_{03}$</text:p>
          </table:table-cell>
          <table:table-cell office:value-type="string" calcext:value-type="string">
            <text:p>$e_{31}$</text:p>
          </table:table-cell>
          <table:table-cell office:value-type="string" calcext:value-type="string">
            <text:p>$e_{013}$</text:p>
          </table:table-cell>
        </table:table-row>
        <table:table-row table:style-name="ro1">
          <table:table-cell office:value-type="string" calcext:value-type="string">
            <text:p>$e_{3}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e_{31}$</text:p>
          </table:table-cell>
          <table:table-cell office:value-type="string" calcext:value-type="string">
            <text:p>$-e_{23}$</text:p>
          </table:table-cell>
          <table:table-cell office:value-type="string" calcext:value-type="string">
            <text:p>$1}$</text:p>
          </table:table-cell>
          <table:table-cell office:value-type="string" calcext:value-type="string">
            <text:p>$e_{013}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-e_{0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-e_{2}$</text:p>
          </table:table-cell>
          <table:table-cell office:value-type="string" calcext:value-type="string">
            <text:p>$e_{1}$</text:p>
          </table:table-cell>
          <table:table-cell table:style-name="ce3" office:value-type="string" calcext:value-type="string">
            <text:p>$I$</text:p>
          </table:table-cell>
          <table:table-cell office:value-type="string" calcext:value-type="string">
            <text:p>$e_{01}$</text:p>
          </table:table-cell>
          <table:table-cell office:value-type="string" calcext:value-type="string">
            <text:p>$-e_{02}$</text:p>
          </table:table-cell>
          <table:table-cell office:value-type="string" calcext:value-type="string">
            <text:p>$e_{12}$</text:p>
          </table:table-cell>
          <table:table-cell office:value-type="string" calcext:value-type="string">
            <text:p>$e_{021}$</text:p>
          </table:table-cell>
        </table:table-row>
        <table:table-row table:style-name="ro1">
          <table:table-cell office:value-type="string" calcext:value-type="string">
            <text:p>$e_{01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e_{013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e_{02}$</text:p>
          </table:table-cell>
          <table:table-cell table:style-name="ce3" office:value-type="string" calcext:value-type="string">
            <text:p>$I$</text:p>
          </table:table-cell>
          <table:table-cell office:value-type="string" calcext:value-type="string">
            <text:p>$-e_{03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office:value-type="string" calcext:value-type="string">
            <text:p>$e_{02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e_{021}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-e_{032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e_{03}$</text:p>
          </table:table-cell>
          <table:table-cell table:style-name="ce3" office:value-type="string" calcext:value-type="string">
            <text:p>$I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office:value-type="string" calcext:value-type="string">
            <text:p>$e_{03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e_{032}$</text:p>
          </table:table-cell>
          <table:table-cell office:value-type="string" calcext:value-type="string">
            <text:p>$e_{0}$</text:p>
          </table:table-cell>
          <table:table-cell table:number-columns-repeated="3" office:value-type="string" calcext:value-type="string">
            <text:p>$0$</text:p>
          </table:table-cell>
          <table:table-cell table:style-name="ce3" office:value-type="string" calcext:value-type="string">
            <text:p>$I$</text:p>
          </table:table-cell>
          <table:table-cell office:value-type="string" calcext:value-type="string">
            <text:p>$-e_{02}$</text:p>
          </table:table-cell>
          <table:table-cell office:value-type="string" calcext:value-type="string">
            <text:p>$e_{01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office:value-type="string" calcext:value-type="string">
            <text:p>$e_{12}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-e_{2}$</text:p>
          </table:table-cell>
          <table:table-cell office:value-type="string" calcext:value-type="string">
            <text:p>$e_{1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-e_{02}$</text:p>
          </table:table-cell>
          <table:table-cell office:value-type="string" calcext:value-type="string">
            <text:p>$e_{01}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-1}$</text:p>
          </table:table-cell>
          <table:table-cell office:value-type="string" calcext:value-type="string">
            <text:p>$-e_{31}$</text:p>
          </table:table-cell>
          <table:table-cell office:value-type="string" calcext:value-type="string">
            <text:p>$e_{23}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e_{032}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-e_{3}$</text:p>
          </table:table-cell>
          <table:table-cell office:value-type="string" calcext:value-type="string">
            <text:p>$-e_{03}$</text:p>
          </table:table-cell>
        </table:table-row>
        <table:table-row table:style-name="ro1">
          <table:table-cell office:value-type="string" calcext:value-type="string">
            <text:p>$e_{23}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-e_{3}$</text:p>
          </table:table-cell>
          <table:table-cell office:value-type="string" calcext:value-type="string">
            <text:p>$e_{2}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e_{31}$</text:p>
          </table:table-cell>
          <table:table-cell office:value-type="string" calcext:value-type="string">
            <text:p>$-1}$</text:p>
          </table:table-cell>
          <table:table-cell office:value-type="string" calcext:value-type="string">
            <text:p>$-e_{12}$</text:p>
          </table:table-cell>
          <table:table-cell office:value-type="string" calcext:value-type="string">
            <text:p>$e_{013}$</text:p>
          </table:table-cell>
          <table:table-cell office:value-type="string" calcext:value-type="string">
            <text:p>$-e_{021}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-e_{1}$</text:p>
          </table:table-cell>
          <table:table-cell office:value-type="string" calcext:value-type="string">
            <text:p>$-e_{01}$</text:p>
          </table:table-cell>
        </table:table-row>
        <table:table-row table:style-name="ro1">
          <table:table-cell office:value-type="string" calcext:value-type="string">
            <text:p>$e_{31}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e_{3}$</text:p>
          </table:table-cell>
          <table:table-cell office:value-type="string" calcext:value-type="string">
            <text:p>$e_{123}$</text:p>
          </table:table-cell>
          <table:table-cell office:value-type="string" calcext:value-type="string">
            <text:p>$-e_{1}$</text:p>
          </table:table-cell>
          <table:table-cell office:value-type="string" calcext:value-type="string">
            <text:p>$e_{03}$</text:p>
          </table:table-cell>
          <table:table-cell office:value-type="string" calcext:value-type="string">
            <text:p>$I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-e_{23}$</text:p>
          </table:table-cell>
          <table:table-cell office:value-type="string" calcext:value-type="string">
            <text:p>$e_{12}$</text:p>
          </table:table-cell>
          <table:table-cell office:value-type="string" calcext:value-type="string">
            <text:p>$-1}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e_{021}$</text:p>
          </table:table-cell>
          <table:table-cell office:value-type="string" calcext:value-type="string">
            <text:p>$-e_{2}$</text:p>
          </table:table-cell>
          <table:table-cell office:value-type="string" calcext:value-type="string">
            <text:p>$-e_{02}$</text:p>
          </table:table-cell>
        </table:table-row>
        <table:table-row table:style-name="ro1">
          <table:table-cell office:value-type="string" calcext:value-type="string">
            <text:p>$e_{021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-I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e_{032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e_{03}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office:value-type="string" calcext:value-type="string">
            <text:p>$e_{013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-I$</text:p>
          </table:table-cell>
          <table:table-cell office:value-type="string" calcext:value-type="string">
            <text:p>$e_{01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e_{021}$</text:p>
          </table:table-cell>
          <table:table-cell office:value-type="string" calcext:value-type="string">
            <text:p>$e_{0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e_{02}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office:value-type="string" calcext:value-type="string">
            <text:p>$e_{032}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-I$</text:p>
          </table:table-cell>
          <table:table-cell office:value-type="string" calcext:value-type="string">
            <text:p>$e_{03}$</text:p>
          </table:table-cell>
          <table:table-cell office:value-type="string" calcext:value-type="string">
            <text:p>$-e_{02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e_{013}$</text:p>
          </table:table-cell>
          <table:table-cell office:value-type="string" calcext:value-type="string">
            <text:p>$e_{0}$</text:p>
          </table:table-cell>
          <table:table-cell office:value-type="string" calcext:value-type="string">
            <text:p>$-e_{021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e_{01}$</text:p>
          </table:table-cell>
          <table:table-cell office:value-type="string" calcext:value-type="string">
            <text:p>$0$</text:p>
          </table:table-cell>
        </table:table-row>
        <table:table-row table:style-name="ro1">
          <table:table-cell office:value-type="string" calcext:value-type="string">
            <text:p>$e_{123}$</text:p>
          </table:table-cell>
          <table:table-cell office:value-type="string" calcext:value-type="string">
            <text:p>$-I$</text:p>
          </table:table-cell>
          <table:table-cell office:value-type="string" calcext:value-type="string">
            <text:p>$e_{23}$</text:p>
          </table:table-cell>
          <table:table-cell office:value-type="string" calcext:value-type="string">
            <text:p>$e_{31}$</text:p>
          </table:table-cell>
          <table:table-cell office:value-type="string" calcext:value-type="string">
            <text:p>$e_{12}$</text:p>
          </table:table-cell>
          <table:table-cell office:value-type="string" calcext:value-type="string">
            <text:p>$e_{032}$</text:p>
          </table:table-cell>
          <table:table-cell office:value-type="string" calcext:value-type="string">
            <text:p>$e_{013}$</text:p>
          </table:table-cell>
          <table:table-cell office:value-type="string" calcext:value-type="string">
            <text:p>$e_{021}$</text:p>
          </table:table-cell>
          <table:table-cell office:value-type="string" calcext:value-type="string">
            <text:p>$-e_{3}$</text:p>
          </table:table-cell>
          <table:table-cell office:value-type="string" calcext:value-type="string">
            <text:p>$-e_{1}$</text:p>
          </table:table-cell>
          <table:table-cell office:value-type="string" calcext:value-type="string">
            <text:p>$-e_{2}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-e_{02}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-1}$</text:p>
          </table:table-cell>
          <table:table-cell office:value-type="string" calcext:value-type="string">
            <text:p>$e_{0}$</text:p>
          </table:table-cell>
        </table:table-row>
        <table:table-row table:style-name="ro1">
          <table:table-cell office:value-type="string" calcext:value-type="string">
            <text:p>$I$</text:p>
          </table:table-cell>
          <table:table-cell office:value-type="string" calcext:value-type="string">
            <text:p>$0$</text:p>
          </table:table-cell>
          <table:table-cell office:value-type="string" calcext:value-type="string">
            <text:p>$-e_{032}$</text:p>
          </table:table-cell>
          <table:table-cell office:value-type="string" calcext:value-type="string">
            <text:p>$-e_{013}$</text:p>
          </table:table-cell>
          <table:table-cell office:value-type="string" calcext:value-type="string">
            <text:p>$-e_{021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3}$</text:p>
          </table:table-cell>
          <table:table-cell office:value-type="string" calcext:value-type="string">
            <text:p>$-e_{01}$</text:p>
          </table:table-cell>
          <table:table-cell office:value-type="string" calcext:value-type="string">
            <text:p>$-e_{02}$</text:p>
          </table:table-cell>
          <table:table-cell table:number-columns-repeated="3" office:value-type="string" calcext:value-type="string">
            <text:p>$0$</text:p>
          </table:table-cell>
          <table:table-cell office:value-type="string" calcext:value-type="string">
            <text:p>$-e_{0}$</text:p>
          </table:table-cell>
          <table:table-cell office:value-type="string" calcext:value-type="string">
            <text:p>$0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00:01:34.855293597</meta:creation-date>
    <dc:date>2023-04-28T02:15:57.325722973</dc:date>
    <meta:editing-duration>PT1H44M2S</meta:editing-duration>
    <meta:editing-cycles>1</meta:editing-cycles>
    <meta:generator>LibreOffice/7.3.7.2$Linux_X86_64 LibreOffice_project/30$Build-2</meta:generator>
    <meta:document-statistic meta:table-count="2" meta:cell-count="1024" meta:object-count="0"/>
  </office:meta>
</office:document-meta>
</file>